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55mm"/>
    </style:style>
    <style:style style:name="co2" style:family="table-column">
      <style:table-column-properties fo:break-before="auto" style:column-width="12.93mm"/>
    </style:style>
    <style:style style:name="co3" style:family="table-column">
      <style:table-column-properties fo:break-before="auto" style:column-width="21.6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icHistogram" table:style-name="ta1">
        <table:shapes>
          <draw:frame draw:z-index="0" draw:style-name="gr1" draw:text-style-name="P1" svg:width="438.46mm" svg:height="307.06mm" svg:x="114.86mm" svg:y="1.04mm">
            <loext:p draw:notify-on-update-of-ranges="basicHistogram.A1:basicHistogram.A1 basicHistogram.A2:basicHistogram.A174 basicHistogram.C1:basicHistogram.C1 basicHistogram.C2:basicHistogram.C174 basicHistogram.D1:basicHistogram.D1 basicHistogram.D2:basicHistogram.D174 basicHistogram.E1:basicHistogram.E1 basicHistogram.E2:basicHistogram.E174 basicHistogram.F1:basicHistogram.F1 basicHistogram.F2:basicHistogram.F1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nterval</text:p>
          </table:table-cell>
          <table:table-cell office:value-type="string" calcext:value-type="string">
            <text:p>#all</text:p>
          </table:table-cell>
          <table:table-cell office:value-type="string" calcext:value-type="string">
            <text:p>%eigen</text:p>
          </table:table-cell>
          <table:table-cell office:value-type="string" calcext:value-type="string">
            <text:p>%spantree</text:p>
          </table:table-cell>
          <table:table-cell office:value-type="string" calcext:value-type="string">
            <text:p>%cosine</text:p>
          </table:table-cell>
          <table:table-cell office:value-type="string" calcext:value-type="string">
            <text:p>%comm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41" calcext:value-type="float">
            <text:p>3041</text:p>
          </table:table-cell>
          <table:table-cell office:value-type="float" office:value="0.00526143" calcext:value-type="float">
            <text:p>0,00526143</text:p>
          </table:table-cell>
          <table:table-cell office:value-type="float" office:value="0.0016442" calcext:value-type="float">
            <text:p>0,0016442</text:p>
          </table:table-cell>
          <table:table-cell office:value-type="float" office:value="0.00361723" calcext:value-type="float">
            <text:p>0,00361723</text:p>
          </table:table-cell>
          <table:table-cell office:value-type="float" office:value="0.0016442" calcext:value-type="float">
            <text:p>0,0016442</text:p>
          </table:table-cell>
        </table:table-row>
        <table:table-row table:style-name="ro1">
          <table:table-cell office:value-type="float" office:value="0.0231" calcext:value-type="float">
            <text:p>0,0231</text:p>
          </table:table-cell>
          <table:table-cell office:value-type="float" office:value="5822" calcext:value-type="float">
            <text:p>5822</text:p>
          </table:table-cell>
          <table:table-cell office:value-type="float" office:value="0.017348" calcext:value-type="float">
            <text:p>0,017348</text:p>
          </table:table-cell>
          <table:table-cell office:value-type="float" office:value="0.0063552" calcext:value-type="float">
            <text:p>0,0063552</text:p>
          </table:table-cell>
          <table:table-cell office:value-type="float" office:value="0.0154586" calcext:value-type="float">
            <text:p>0,0154586</text:p>
          </table:table-cell>
          <table:table-cell office:value-type="float" office:value="0.00532463" calcext:value-type="float">
            <text:p>0,00532463</text:p>
          </table:table-cell>
        </table:table-row>
        <table:table-row table:style-name="ro1">
          <table:table-cell office:value-type="float" office:value="0.0462" calcext:value-type="float">
            <text:p>0,0462</text:p>
          </table:table-cell>
          <table:table-cell office:value-type="float" office:value="8358" calcext:value-type="float">
            <text:p>8358</text:p>
          </table:table-cell>
          <table:table-cell office:value-type="float" office:value="0.0240488" calcext:value-type="float">
            <text:p>0,0240488</text:p>
          </table:table-cell>
          <table:table-cell office:value-type="float" office:value="0.00741804" calcext:value-type="float">
            <text:p>0,00741804</text:p>
          </table:table-cell>
          <table:table-cell office:value-type="float" office:value="0.020938" calcext:value-type="float">
            <text:p>0,020938</text:p>
          </table:table-cell>
          <table:table-cell office:value-type="float" office:value="0.00622158" calcext:value-type="float">
            <text:p>0,00622158</text:p>
          </table:table-cell>
        </table:table-row>
        <table:table-row table:style-name="ro1">
          <table:table-cell office:value-type="float" office:value="0.0693" calcext:value-type="float">
            <text:p>0,0693</text:p>
          </table:table-cell>
          <table:table-cell office:value-type="float" office:value="10912" calcext:value-type="float">
            <text:p>10912</text:p>
          </table:table-cell>
          <table:table-cell office:value-type="float" office:value="0.0173204" calcext:value-type="float">
            <text:p>0,0173204</text:p>
          </table:table-cell>
          <table:table-cell office:value-type="float" office:value="0.00623167" calcext:value-type="float">
            <text:p>0,00623167</text:p>
          </table:table-cell>
          <table:table-cell office:value-type="float" office:value="0.0215359" calcext:value-type="float">
            <text:p>0,0215359</text:p>
          </table:table-cell>
          <table:table-cell office:value-type="float" office:value="0.00449047" calcext:value-type="float">
            <text:p>0,00449047</text:p>
          </table:table-cell>
        </table:table-row>
        <table:table-row table:style-name="ro1">
          <table:table-cell office:value-type="float" office:value="0.0924" calcext:value-type="float">
            <text:p>0,0924</text:p>
          </table:table-cell>
          <table:table-cell office:value-type="float" office:value="12503" calcext:value-type="float">
            <text:p>12503</text:p>
          </table:table-cell>
          <table:table-cell office:value-type="float" office:value="0.0398304" calcext:value-type="float">
            <text:p>0,0398304</text:p>
          </table:table-cell>
          <table:table-cell office:value-type="float" office:value="0.0138367" calcext:value-type="float">
            <text:p>0,0138367</text:p>
          </table:table-cell>
          <table:table-cell office:value-type="float" office:value="0.0355115" calcext:value-type="float">
            <text:p>0,0355115</text:p>
          </table:table-cell>
          <table:table-cell office:value-type="float" office:value="0.0103975" calcext:value-type="float">
            <text:p>0,0103975</text:p>
          </table:table-cell>
        </table:table-row>
        <table:table-row table:style-name="ro1">
          <table:table-cell office:value-type="float" office:value="0.1155" calcext:value-type="float">
            <text:p>0,1155</text:p>
          </table:table-cell>
          <table:table-cell office:value-type="float" office:value="15166" calcext:value-type="float">
            <text:p>15166</text:p>
          </table:table-cell>
          <table:table-cell office:value-type="float" office:value="0.0245286" calcext:value-type="float">
            <text:p>0,0245286</text:p>
          </table:table-cell>
          <table:table-cell office:value-type="float" office:value="0.00745088" calcext:value-type="float">
            <text:p>0,00745088</text:p>
          </table:table-cell>
          <table:table-cell office:value-type="float" office:value="0.0234736" calcext:value-type="float">
            <text:p>0,0234736</text:p>
          </table:table-cell>
          <table:table-cell office:value-type="float" office:value="0.00580245" calcext:value-type="float">
            <text:p>0,00580245</text:p>
          </table:table-cell>
        </table:table-row>
        <table:table-row table:style-name="ro1">
          <table:table-cell office:value-type="float" office:value="0.1386" calcext:value-type="float">
            <text:p>0,1386</text:p>
          </table:table-cell>
          <table:table-cell office:value-type="float" office:value="16274" calcext:value-type="float">
            <text:p>16274</text:p>
          </table:table-cell>
          <table:table-cell office:value-type="float" office:value="0.0344722" calcext:value-type="float">
            <text:p>0,0344722</text:p>
          </table:table-cell>
          <table:table-cell office:value-type="float" office:value="0.014686" calcext:value-type="float">
            <text:p>0,014686</text:p>
          </table:table-cell>
          <table:table-cell office:value-type="float" office:value="0.0358855" calcext:value-type="float">
            <text:p>0,0358855</text:p>
          </table:table-cell>
          <table:table-cell office:value-type="float" office:value="0.0114293" calcext:value-type="float">
            <text:p>0,0114293</text:p>
          </table:table-cell>
        </table:table-row>
        <table:table-row table:style-name="ro1">
          <table:table-cell office:value-type="float" office:value="0.1617" calcext:value-type="float">
            <text:p>0,1617</text:p>
          </table:table-cell>
          <table:table-cell office:value-type="float" office:value="18498" calcext:value-type="float">
            <text:p>18498</text:p>
          </table:table-cell>
          <table:table-cell office:value-type="float" office:value="0.0398962" calcext:value-type="float">
            <text:p>0,0398962</text:p>
          </table:table-cell>
          <table:table-cell office:value-type="float" office:value="0.0147584" calcext:value-type="float">
            <text:p>0,0147584</text:p>
          </table:table-cell>
          <table:table-cell office:value-type="float" office:value="0.0356255" calcext:value-type="float">
            <text:p>0,0356255</text:p>
          </table:table-cell>
          <table:table-cell office:value-type="float" office:value="0.0121635" calcext:value-type="float">
            <text:p>0,0121635</text:p>
          </table:table-cell>
        </table:table-row>
        <table:table-row table:style-name="ro1">
          <table:table-cell office:value-type="float" office:value="0.1848" calcext:value-type="float">
            <text:p>0,1848</text:p>
          </table:table-cell>
          <table:table-cell office:value-type="float" office:value="18576" calcext:value-type="float">
            <text:p>18576</text:p>
          </table:table-cell>
          <table:table-cell office:value-type="float" office:value="0.0235788" calcext:value-type="float">
            <text:p>0,0235788</text:p>
          </table:table-cell>
          <table:table-cell office:value-type="float" office:value="0.00888243" calcext:value-type="float">
            <text:p>0,00888243</text:p>
          </table:table-cell>
          <table:table-cell office:value-type="float" office:value="0.0262705" calcext:value-type="float">
            <text:p>0,0262705</text:p>
          </table:table-cell>
          <table:table-cell office:value-type="float" office:value="0.00565245" calcext:value-type="float">
            <text:p>0,00565245</text:p>
          </table:table-cell>
        </table:table-row>
        <table:table-row table:style-name="ro1">
          <table:table-cell office:value-type="float" office:value="0.2079" calcext:value-type="float">
            <text:p>0,2079</text:p>
          </table:table-cell>
          <table:table-cell office:value-type="float" office:value="19502" calcext:value-type="float">
            <text:p>19502</text:p>
          </table:table-cell>
          <table:table-cell office:value-type="float" office:value="0.0482002" calcext:value-type="float">
            <text:p>0,0482002</text:p>
          </table:table-cell>
          <table:table-cell office:value-type="float" office:value="0.0252282" calcext:value-type="float">
            <text:p>0,0252282</text:p>
          </table:table-cell>
          <table:table-cell office:value-type="float" office:value="0.0543534" calcext:value-type="float">
            <text:p>0,0543534</text:p>
          </table:table-cell>
          <table:table-cell office:value-type="float" office:value="0.0175367" calcext:value-type="float">
            <text:p>0,0175367</text:p>
          </table:table-cell>
        </table:table-row>
        <table:table-row table:style-name="ro1">
          <table:table-cell office:value-type="float" office:value="0.231" calcext:value-type="float">
            <text:p>0,231</text:p>
          </table:table-cell>
          <table:table-cell office:value-type="float" office:value="19604" calcext:value-type="float">
            <text:p>19604</text:p>
          </table:table-cell>
          <table:table-cell office:value-type="float" office:value="0.0289227" calcext:value-type="float">
            <text:p>0,0289227</text:p>
          </table:table-cell>
          <table:table-cell office:value-type="float" office:value="0.0123954" calcext:value-type="float">
            <text:p>0,0123954</text:p>
          </table:table-cell>
          <table:table-cell office:value-type="float" office:value="0.0302999" calcext:value-type="float">
            <text:p>0,0302999</text:p>
          </table:table-cell>
          <table:table-cell office:value-type="float" office:value="0.00928382" calcext:value-type="float">
            <text:p>0,00928382</text:p>
          </table:table-cell>
        </table:table-row>
        <table:table-row table:style-name="ro1">
          <table:table-cell office:value-type="float" office:value="0.2541" calcext:value-type="float">
            <text:p>0,2541</text:p>
          </table:table-cell>
          <table:table-cell office:value-type="float" office:value="19831" calcext:value-type="float">
            <text:p>19831</text:p>
          </table:table-cell>
          <table:table-cell office:value-type="float" office:value="0.0419545" calcext:value-type="float">
            <text:p>0,0419545</text:p>
          </table:table-cell>
          <table:table-cell office:value-type="float" office:value="0.0213302" calcext:value-type="float">
            <text:p>0,0213302</text:p>
          </table:table-cell>
          <table:table-cell office:value-type="float" office:value="0.0440724" calcext:value-type="float">
            <text:p>0,0440724</text:p>
          </table:table-cell>
          <table:table-cell office:value-type="float" office:value="0.0163381" calcext:value-type="float">
            <text:p>0,0163381</text:p>
          </table:table-cell>
        </table:table-row>
        <table:table-row table:style-name="ro1">
          <table:table-cell office:value-type="float" office:value="0.2772" calcext:value-type="float">
            <text:p>0,2772</text:p>
          </table:table-cell>
          <table:table-cell office:value-type="float" office:value="19032" calcext:value-type="float">
            <text:p>19032</text:p>
          </table:table-cell>
          <table:table-cell office:value-type="float" office:value="0.0361496" calcext:value-type="float">
            <text:p>0,0361496</text:p>
          </table:table-cell>
          <table:table-cell office:value-type="float" office:value="0.0202291" calcext:value-type="float">
            <text:p>0,0202291</text:p>
          </table:table-cell>
          <table:table-cell office:value-type="float" office:value="0.0418243" calcext:value-type="float">
            <text:p>0,0418243</text:p>
          </table:table-cell>
          <table:table-cell office:value-type="float" office:value="0.0123476" calcext:value-type="float">
            <text:p>0,0123476</text:p>
          </table:table-cell>
        </table:table-row>
        <table:table-row table:style-name="ro1">
          <table:table-cell office:value-type="float" office:value="0.3003" calcext:value-type="float">
            <text:p>0,3003</text:p>
          </table:table-cell>
          <table:table-cell office:value-type="float" office:value="19486" calcext:value-type="float">
            <text:p>19486</text:p>
          </table:table-cell>
          <table:table-cell office:value-type="float" office:value="0.0506004" calcext:value-type="float">
            <text:p>0,0506004</text:p>
          </table:table-cell>
          <table:table-cell office:value-type="float" office:value="0.0271477" calcext:value-type="float">
            <text:p>0,0271477</text:p>
          </table:table-cell>
          <table:table-cell office:value-type="float" office:value="0.0539362" calcext:value-type="float">
            <text:p>0,0539362</text:p>
          </table:table-cell>
          <table:table-cell office:value-type="float" office:value="0.0176024" calcext:value-type="float">
            <text:p>0,0176024</text:p>
          </table:table-cell>
        </table:table-row>
        <table:table-row table:style-name="ro1">
          <table:table-cell office:value-type="float" office:value="0.3234" calcext:value-type="float">
            <text:p>0,3234</text:p>
          </table:table-cell>
          <table:table-cell office:value-type="float" office:value="19726" calcext:value-type="float">
            <text:p>19726</text:p>
          </table:table-cell>
          <table:table-cell office:value-type="float" office:value="0.0529758" calcext:value-type="float">
            <text:p>0,0529758</text:p>
          </table:table-cell>
          <table:table-cell office:value-type="float" office:value="0.0278313" calcext:value-type="float">
            <text:p>0,0278313</text:p>
          </table:table-cell>
          <table:table-cell office:value-type="float" office:value="0.0554598" calcext:value-type="float">
            <text:p>0,0554598</text:p>
          </table:table-cell>
          <table:table-cell office:value-type="float" office:value="0.0208354" calcext:value-type="float">
            <text:p>0,0208354</text:p>
          </table:table-cell>
        </table:table-row>
        <table:table-row table:style-name="ro1">
          <table:table-cell office:value-type="float" office:value="0.3465" calcext:value-type="float">
            <text:p>0,3465</text:p>
          </table:table-cell>
          <table:table-cell office:value-type="float" office:value="17728" calcext:value-type="float">
            <text:p>17728</text:p>
          </table:table-cell>
          <table:table-cell office:value-type="float" office:value="0.0159634" calcext:value-type="float">
            <text:p>0,0159634</text:p>
          </table:table-cell>
          <table:table-cell office:value-type="float" office:value="0.0121277" calcext:value-type="float">
            <text:p>0,0121277</text:p>
          </table:table-cell>
          <table:table-cell office:value-type="float" office:value="0.0267374" calcext:value-type="float">
            <text:p>0,0267374</text:p>
          </table:table-cell>
          <table:table-cell office:value-type="float" office:value="0.00462545" calcext:value-type="float">
            <text:p>0,00462545</text:p>
          </table:table-cell>
        </table:table-row>
        <table:table-row table:style-name="ro1">
          <table:table-cell office:value-type="float" office:value="0.3696" calcext:value-type="float">
            <text:p>0,3696</text:p>
          </table:table-cell>
          <table:table-cell office:value-type="float" office:value="18440" calcext:value-type="float">
            <text:p>18440</text:p>
          </table:table-cell>
          <table:table-cell office:value-type="float" office:value="0.0970174" calcext:value-type="float">
            <text:p>0,0970174</text:p>
          </table:table-cell>
          <table:table-cell office:value-type="float" office:value="0.0550976" calcext:value-type="float">
            <text:p>0,0550976</text:p>
          </table:table-cell>
          <table:table-cell office:value-type="float" office:value="0.101464" calcext:value-type="float">
            <text:p>0,101464</text:p>
          </table:table-cell>
          <table:table-cell office:value-type="float" office:value="0.0428416" calcext:value-type="float">
            <text:p>0,0428416</text:p>
          </table:table-cell>
        </table:table-row>
        <table:table-row table:style-name="ro1">
          <table:table-cell office:value-type="float" office:value="0.3927" calcext:value-type="float">
            <text:p>0,3927</text:p>
          </table:table-cell>
          <table:table-cell office:value-type="float" office:value="16865" calcext:value-type="float">
            <text:p>16865</text:p>
          </table:table-cell>
          <table:table-cell office:value-type="float" office:value="0.0408538" calcext:value-type="float">
            <text:p>0,0408538</text:p>
          </table:table-cell>
          <table:table-cell office:value-type="float" office:value="0.0279277" calcext:value-type="float">
            <text:p>0,0279277</text:p>
          </table:table-cell>
          <table:table-cell office:value-type="float" office:value="0.0511118" calcext:value-type="float">
            <text:p>0,0511118</text:p>
          </table:table-cell>
          <table:table-cell office:value-type="float" office:value="0.0175511" calcext:value-type="float">
            <text:p>0,0175511</text:p>
          </table:table-cell>
        </table:table-row>
        <table:table-row table:style-name="ro1">
          <table:table-cell office:value-type="float" office:value="0.4158" calcext:value-type="float">
            <text:p>0,4158</text:p>
          </table:table-cell>
          <table:table-cell office:value-type="float" office:value="15947" calcext:value-type="float">
            <text:p>15947</text:p>
          </table:table-cell>
          <table:table-cell office:value-type="float" office:value="0.0703581" calcext:value-type="float">
            <text:p>0,0703581</text:p>
          </table:table-cell>
          <table:table-cell office:value-type="float" office:value="0.0417633" calcext:value-type="float">
            <text:p>0,0417633</text:p>
          </table:table-cell>
          <table:table-cell office:value-type="float" office:value="0.0765034" calcext:value-type="float">
            <text:p>0,0765034</text:p>
          </table:table-cell>
          <table:table-cell office:value-type="float" office:value="0.0299116" calcext:value-type="float">
            <text:p>0,0299116</text:p>
          </table:table-cell>
        </table:table-row>
        <table:table-row table:style-name="ro1">
          <table:table-cell office:value-type="float" office:value="0.4389" calcext:value-type="float">
            <text:p>0,4389</text:p>
          </table:table-cell>
          <table:table-cell office:value-type="float" office:value="16282" calcext:value-type="float">
            <text:p>16282</text:p>
          </table:table-cell>
          <table:table-cell office:value-type="float" office:value="0.0885641" calcext:value-type="float">
            <text:p>0,0885641</text:p>
          </table:table-cell>
          <table:table-cell office:value-type="float" office:value="0.0534332" calcext:value-type="float">
            <text:p>0,0534332</text:p>
          </table:table-cell>
          <table:table-cell office:value-type="float" office:value="0.0990665" calcext:value-type="float">
            <text:p>0,0990665</text:p>
          </table:table-cell>
          <table:table-cell office:value-type="float" office:value="0.0383245" calcext:value-type="float">
            <text:p>0,0383245</text:p>
          </table:table-cell>
        </table:table-row>
        <table:table-row table:style-name="ro1">
          <table:table-cell office:value-type="float" office:value="0.462" calcext:value-type="float">
            <text:p>0,462</text:p>
          </table:table-cell>
          <table:table-cell office:value-type="float" office:value="14751" calcext:value-type="float">
            <text:p>14751</text:p>
          </table:table-cell>
          <table:table-cell office:value-type="float" office:value="0.0467087" calcext:value-type="float">
            <text:p>0,0467087</text:p>
          </table:table-cell>
          <table:table-cell office:value-type="float" office:value="0.0328113" calcext:value-type="float">
            <text:p>0,0328113</text:p>
          </table:table-cell>
          <table:table-cell office:value-type="float" office:value="0.0627754" calcext:value-type="float">
            <text:p>0,0627754</text:p>
          </table:table-cell>
          <table:table-cell office:value-type="float" office:value="0.0164735" calcext:value-type="float">
            <text:p>0,0164735</text:p>
          </table:table-cell>
        </table:table-row>
        <table:table-row table:style-name="ro1">
          <table:table-cell office:value-type="float" office:value="0.4851" calcext:value-type="float">
            <text:p>0,4851</text:p>
          </table:table-cell>
          <table:table-cell office:value-type="float" office:value="15069" calcext:value-type="float">
            <text:p>15069</text:p>
          </table:table-cell>
          <table:table-cell office:value-type="float" office:value="0.141483" calcext:value-type="float">
            <text:p>0,141483</text:p>
          </table:table-cell>
          <table:table-cell office:value-type="float" office:value="0.0757847" calcext:value-type="float">
            <text:p>0,0757847</text:p>
          </table:table-cell>
          <table:table-cell office:value-type="float" office:value="0.139425" calcext:value-type="float">
            <text:p>0,139425</text:p>
          </table:table-cell>
          <table:table-cell office:value-type="float" office:value="0.0649015" calcext:value-type="float">
            <text:p>0,0649015</text:p>
          </table:table-cell>
        </table:table-row>
        <table:table-row table:style-name="ro1">
          <table:table-cell office:value-type="float" office:value="0.5082" calcext:value-type="float">
            <text:p>0,5082</text:p>
          </table:table-cell>
          <table:table-cell office:value-type="float" office:value="13625" calcext:value-type="float">
            <text:p>13625</text:p>
          </table:table-cell>
          <table:table-cell office:value-type="float" office:value="0.0612844" calcext:value-type="float">
            <text:p>0,0612844</text:p>
          </table:table-cell>
          <table:table-cell office:value-type="float" office:value="0.0485872" calcext:value-type="float">
            <text:p>0,0485872</text:p>
          </table:table-cell>
          <table:table-cell office:value-type="float" office:value="0.0932844" calcext:value-type="float">
            <text:p>0,0932844</text:p>
          </table:table-cell>
          <table:table-cell office:value-type="float" office:value="0.0245138" calcext:value-type="float">
            <text:p>0,0245138</text:p>
          </table:table-cell>
        </table:table-row>
        <table:table-row table:style-name="ro1">
          <table:table-cell office:value-type="float" office:value="0.5313" calcext:value-type="float">
            <text:p>0,5313</text:p>
          </table:table-cell>
          <table:table-cell office:value-type="float" office:value="12943" calcext:value-type="float">
            <text:p>12943</text:p>
          </table:table-cell>
          <table:table-cell office:value-type="float" office:value="0.122305" calcext:value-type="float">
            <text:p>0,122305</text:p>
          </table:table-cell>
          <table:table-cell office:value-type="float" office:value="0.0722398" calcext:value-type="float">
            <text:p>0,0722398</text:p>
          </table:table-cell>
          <table:table-cell office:value-type="float" office:value="0.128409" calcext:value-type="float">
            <text:p>0,128409</text:p>
          </table:table-cell>
          <table:table-cell office:value-type="float" office:value="0.0561694" calcext:value-type="float">
            <text:p>0,0561694</text:p>
          </table:table-cell>
        </table:table-row>
        <table:table-row table:style-name="ro1">
          <table:table-cell office:value-type="float" office:value="0.5544" calcext:value-type="float">
            <text:p>0,5544</text:p>
          </table:table-cell>
          <table:table-cell office:value-type="float" office:value="12342" calcext:value-type="float">
            <text:p>12342</text:p>
          </table:table-cell>
          <table:table-cell office:value-type="float" office:value="0.0885594" calcext:value-type="float">
            <text:p>0,0885594</text:p>
          </table:table-cell>
          <table:table-cell office:value-type="float" office:value="0.0578512" calcext:value-type="float">
            <text:p>0,0578512</text:p>
          </table:table-cell>
          <table:table-cell office:value-type="float" office:value="0.108977" calcext:value-type="float">
            <text:p>0,108977</text:p>
          </table:table-cell>
          <table:table-cell office:value-type="float" office:value="0.0361368" calcext:value-type="float">
            <text:p>0,0361368</text:p>
          </table:table-cell>
        </table:table-row>
        <table:table-row table:style-name="ro1">
          <table:table-cell office:value-type="float" office:value="0.5775" calcext:value-type="float">
            <text:p>0,5775</text:p>
          </table:table-cell>
          <table:table-cell office:value-type="float" office:value="12209" calcext:value-type="float">
            <text:p>12209</text:p>
          </table:table-cell>
          <table:table-cell office:value-type="float" office:value="0.132607" calcext:value-type="float">
            <text:p>0,132607</text:p>
          </table:table-cell>
          <table:table-cell office:value-type="float" office:value="0.0819068" calcext:value-type="float">
            <text:p>0,0819068</text:p>
          </table:table-cell>
          <table:table-cell office:value-type="float" office:value="0.143501" calcext:value-type="float">
            <text:p>0,143501</text:p>
          </table:table-cell>
          <table:table-cell office:value-type="float" office:value="0.065935" calcext:value-type="float">
            <text:p>0,065935</text:p>
          </table:table-cell>
        </table:table-row>
        <table:table-row table:style-name="ro1">
          <table:table-cell office:value-type="float" office:value="0.6006" calcext:value-type="float">
            <text:p>0,6006</text:p>
          </table:table-cell>
          <table:table-cell office:value-type="float" office:value="11935" calcext:value-type="float">
            <text:p>11935</text:p>
          </table:table-cell>
          <table:table-cell office:value-type="float" office:value="0.173021" calcext:value-type="float">
            <text:p>0,173021</text:p>
          </table:table-cell>
          <table:table-cell office:value-type="float" office:value="0.0950147" calcext:value-type="float">
            <text:p>0,0950147</text:p>
          </table:table-cell>
          <table:table-cell office:value-type="float" office:value="0.185505" calcext:value-type="float">
            <text:p>0,185505</text:p>
          </table:table-cell>
          <table:table-cell office:value-type="float" office:value="0.0713867" calcext:value-type="float">
            <text:p>0,0713867</text:p>
          </table:table-cell>
        </table:table-row>
        <table:table-row table:style-name="ro1">
          <table:table-cell office:value-type="float" office:value="0.6237" calcext:value-type="float">
            <text:p>0,6237</text:p>
          </table:table-cell>
          <table:table-cell office:value-type="float" office:value="10690" calcext:value-type="float">
            <text:p>10690</text:p>
          </table:table-cell>
          <table:table-cell office:value-type="float" office:value="0.104864" calcext:value-type="float">
            <text:p>0,104864</text:p>
          </table:table-cell>
          <table:table-cell office:value-type="float" office:value="0.0714687" calcext:value-type="float">
            <text:p>0,0714687</text:p>
          </table:table-cell>
          <table:table-cell office:value-type="float" office:value="0.128344" calcext:value-type="float">
            <text:p>0,128344</text:p>
          </table:table-cell>
          <table:table-cell office:value-type="float" office:value="0.0481759" calcext:value-type="float">
            <text:p>0,0481759</text:p>
          </table:table-cell>
        </table:table-row>
        <table:table-row table:style-name="ro1">
          <table:table-cell office:value-type="float" office:value="0.6468" calcext:value-type="float">
            <text:p>0,6468</text:p>
          </table:table-cell>
          <table:table-cell office:value-type="float" office:value="10949" calcext:value-type="float">
            <text:p>10949</text:p>
          </table:table-cell>
          <table:table-cell office:value-type="float" office:value="0.176272" calcext:value-type="float">
            <text:p>0,176272</text:p>
          </table:table-cell>
          <table:table-cell office:value-type="float" office:value="0.0977258" calcext:value-type="float">
            <text:p>0,0977258</text:p>
          </table:table-cell>
          <table:table-cell office:value-type="float" office:value="0.184948" calcext:value-type="float">
            <text:p>0,184948</text:p>
          </table:table-cell>
          <table:table-cell office:value-type="float" office:value="0.0792766" calcext:value-type="float">
            <text:p>0,0792766</text:p>
          </table:table-cell>
        </table:table-row>
        <table:table-row table:style-name="ro1">
          <table:table-cell office:value-type="float" office:value="0.6699" calcext:value-type="float">
            <text:p>0,6699</text:p>
          </table:table-cell>
          <table:table-cell office:value-type="float" office:value="10999" calcext:value-type="float">
            <text:p>10999</text:p>
          </table:table-cell>
          <table:table-cell office:value-type="float" office:value="0.173743" calcext:value-type="float">
            <text:p>0,173743</text:p>
          </table:table-cell>
          <table:table-cell office:value-type="float" office:value="0.109828" calcext:value-type="float">
            <text:p>0,109828</text:p>
          </table:table-cell>
          <table:table-cell office:value-type="float" office:value="0.204746" calcext:value-type="float">
            <text:p>0,204746</text:p>
          </table:table-cell>
          <table:table-cell office:value-type="float" office:value="0.0829166" calcext:value-type="float">
            <text:p>0,0829166</text:p>
          </table:table-cell>
        </table:table-row>
        <table:table-row table:style-name="ro1">
          <table:table-cell office:value-type="float" office:value="0.693" calcext:value-type="float">
            <text:p>0,693</text:p>
          </table:table-cell>
          <table:table-cell office:value-type="float" office:value="10592" calcext:value-type="float">
            <text:p>10592</text:p>
          </table:table-cell>
          <table:table-cell office:value-type="float" office:value="0.197696" calcext:value-type="float">
            <text:p>0,197696</text:p>
          </table:table-cell>
          <table:table-cell office:value-type="float" office:value="0.113576" calcext:value-type="float">
            <text:p>0,113576</text:p>
          </table:table-cell>
          <table:table-cell office:value-type="float" office:value="0.211008" calcext:value-type="float">
            <text:p>0,211008</text:p>
          </table:table-cell>
          <table:table-cell office:value-type="float" office:value="0.0918618" calcext:value-type="float">
            <text:p>0,0918618</text:p>
          </table:table-cell>
        </table:table-row>
        <table:table-row table:style-name="ro1">
          <table:table-cell office:value-type="float" office:value="0.7161" calcext:value-type="float">
            <text:p>0,7161</text:p>
          </table:table-cell>
          <table:table-cell office:value-type="float" office:value="9459" calcext:value-type="float">
            <text:p>9459</text:p>
          </table:table-cell>
          <table:table-cell office:value-type="float" office:value="0.132149" calcext:value-type="float">
            <text:p>0,132149</text:p>
          </table:table-cell>
          <table:table-cell office:value-type="float" office:value="0.0740036" calcext:value-type="float">
            <text:p>0,0740036</text:p>
          </table:table-cell>
          <table:table-cell office:value-type="float" office:value="0.148007" calcext:value-type="float">
            <text:p>0,148007</text:p>
          </table:table-cell>
          <table:table-cell office:value-type="float" office:value="0.0481023" calcext:value-type="float">
            <text:p>0,0481023</text:p>
          </table:table-cell>
        </table:table-row>
        <table:table-row table:style-name="ro1">
          <table:table-cell office:value-type="float" office:value="0.7392" calcext:value-type="float">
            <text:p>0,7392</text:p>
          </table:table-cell>
          <table:table-cell office:value-type="float" office:value="9871" calcext:value-type="float">
            <text:p>9871</text:p>
          </table:table-cell>
          <table:table-cell office:value-type="float" office:value="0.191774" calcext:value-type="float">
            <text:p>0,191774</text:p>
          </table:table-cell>
          <table:table-cell office:value-type="float" office:value="0.121366" calcext:value-type="float">
            <text:p>0,121366</text:p>
          </table:table-cell>
          <table:table-cell office:value-type="float" office:value="0.217708" calcext:value-type="float">
            <text:p>0,217708</text:p>
          </table:table-cell>
          <table:table-cell office:value-type="float" office:value="0.102826" calcext:value-type="float">
            <text:p>0,102826</text:p>
          </table:table-cell>
        </table:table-row>
        <table:table-row table:style-name="ro1">
          <table:table-cell office:value-type="float" office:value="0.7623" calcext:value-type="float">
            <text:p>0,7623</text:p>
          </table:table-cell>
          <table:table-cell office:value-type="float" office:value="10376" calcext:value-type="float">
            <text:p>10376</text:p>
          </table:table-cell>
          <table:table-cell office:value-type="float" office:value="0.291731" calcext:value-type="float">
            <text:p>0,291731</text:p>
          </table:table-cell>
          <table:table-cell office:value-type="float" office:value="0.146396" calcext:value-type="float">
            <text:p>0,146396</text:p>
          </table:table-cell>
          <table:table-cell office:value-type="float" office:value="0.29308" calcext:value-type="float">
            <text:p>0,29308</text:p>
          </table:table-cell>
          <table:table-cell office:value-type="float" office:value="0.129819" calcext:value-type="float">
            <text:p>0,129819</text:p>
          </table:table-cell>
        </table:table-row>
        <table:table-row table:style-name="ro1">
          <table:table-cell office:value-type="float" office:value="0.7854" calcext:value-type="float">
            <text:p>0,7854</text:p>
          </table:table-cell>
          <table:table-cell office:value-type="float" office:value="9202" calcext:value-type="float">
            <text:p>9202</text:p>
          </table:table-cell>
          <table:table-cell office:value-type="float" office:value="0.142469" calcext:value-type="float">
            <text:p>0,142469</text:p>
          </table:table-cell>
          <table:table-cell office:value-type="float" office:value="0.0943273" calcext:value-type="float">
            <text:p>0,0943273</text:p>
          </table:table-cell>
          <table:table-cell office:value-type="float" office:value="0.182678" calcext:value-type="float">
            <text:p>0,182678</text:p>
          </table:table-cell>
          <table:table-cell office:value-type="float" office:value="0.0592263" calcext:value-type="float">
            <text:p>0,0592263</text:p>
          </table:table-cell>
        </table:table-row>
        <table:table-row table:style-name="ro1">
          <table:table-cell office:value-type="float" office:value="0.8085" calcext:value-type="float">
            <text:p>0,8085</text:p>
          </table:table-cell>
          <table:table-cell office:value-type="float" office:value="9647" calcext:value-type="float">
            <text:p>9647</text:p>
          </table:table-cell>
          <table:table-cell office:value-type="float" office:value="0.243599" calcext:value-type="float">
            <text:p>0,243599</text:p>
          </table:table-cell>
          <table:table-cell office:value-type="float" office:value="0.132476" calcext:value-type="float">
            <text:p>0,132476</text:p>
          </table:table-cell>
          <table:table-cell office:value-type="float" office:value="0.255416" calcext:value-type="float">
            <text:p>0,255416</text:p>
          </table:table-cell>
          <table:table-cell office:value-type="float" office:value="0.118897" calcext:value-type="float">
            <text:p>0,118897</text:p>
          </table:table-cell>
        </table:table-row>
        <table:table-row table:style-name="ro1">
          <table:table-cell office:value-type="float" office:value="0.8316" calcext:value-type="float">
            <text:p>0,8316</text:p>
          </table:table-cell>
          <table:table-cell office:value-type="float" office:value="9339" calcext:value-type="float">
            <text:p>9339</text:p>
          </table:table-cell>
          <table:table-cell office:value-type="float" office:value="0.211693" calcext:value-type="float">
            <text:p>0,211693</text:p>
          </table:table-cell>
          <table:table-cell office:value-type="float" office:value="0.110183" calcext:value-type="float">
            <text:p>0,110183</text:p>
          </table:table-cell>
          <table:table-cell office:value-type="float" office:value="0.22904" calcext:value-type="float">
            <text:p>0,22904</text:p>
          </table:table-cell>
          <table:table-cell office:value-type="float" office:value="0.0898383" calcext:value-type="float">
            <text:p>0,0898383</text:p>
          </table:table-cell>
        </table:table-row>
        <table:table-row table:style-name="ro1">
          <table:table-cell office:value-type="float" office:value="0.8547" calcext:value-type="float">
            <text:p>0,8547</text:p>
          </table:table-cell>
          <table:table-cell office:value-type="float" office:value="8982" calcext:value-type="float">
            <text:p>8982</text:p>
          </table:table-cell>
          <table:table-cell office:value-type="float" office:value="0.213984" calcext:value-type="float">
            <text:p>0,213984</text:p>
          </table:table-cell>
          <table:table-cell office:value-type="float" office:value="0.125139" calcext:value-type="float">
            <text:p>0,125139</text:p>
          </table:table-cell>
          <table:table-cell office:value-type="float" office:value="0.244155" calcext:value-type="float">
            <text:p>0,244155</text:p>
          </table:table-cell>
          <table:table-cell office:value-type="float" office:value="0.103095" calcext:value-type="float">
            <text:p>0,103095</text:p>
          </table:table-cell>
        </table:table-row>
        <table:table-row table:style-name="ro1">
          <table:table-cell office:value-type="float" office:value="0.8778" calcext:value-type="float">
            <text:p>0,8778</text:p>
          </table:table-cell>
          <table:table-cell office:value-type="float" office:value="9383" calcext:value-type="float">
            <text:p>9383</text:p>
          </table:table-cell>
          <table:table-cell office:value-type="float" office:value="0.232761" calcext:value-type="float">
            <text:p>0,232761</text:p>
          </table:table-cell>
          <table:table-cell office:value-type="float" office:value="0.130236" calcext:value-type="float">
            <text:p>0,130236</text:p>
          </table:table-cell>
          <table:table-cell office:value-type="float" office:value="0.249494" calcext:value-type="float">
            <text:p>0,249494</text:p>
          </table:table-cell>
          <table:table-cell office:value-type="float" office:value="0.113823" calcext:value-type="float">
            <text:p>0,113823</text:p>
          </table:table-cell>
        </table:table-row>
        <table:table-row table:style-name="ro1">
          <table:table-cell office:value-type="float" office:value="0.9009" calcext:value-type="float">
            <text:p>0,9009</text:p>
          </table:table-cell>
          <table:table-cell office:value-type="float" office:value="9333" calcext:value-type="float">
            <text:p>9333</text:p>
          </table:table-cell>
          <table:table-cell office:value-type="float" office:value="0.27151" calcext:value-type="float">
            <text:p>0,27151</text:p>
          </table:table-cell>
          <table:table-cell office:value-type="float" office:value="0.134683" calcext:value-type="float">
            <text:p>0,134683</text:p>
          </table:table-cell>
          <table:table-cell office:value-type="float" office:value="0.284796" calcext:value-type="float">
            <text:p>0,284796</text:p>
          </table:table-cell>
          <table:table-cell office:value-type="float" office:value="0.123004" calcext:value-type="float">
            <text:p>0,123004</text:p>
          </table:table-cell>
        </table:table-row>
        <table:table-row table:style-name="ro1">
          <table:table-cell office:value-type="float" office:value="0.924" calcext:value-type="float">
            <text:p>0,924</text:p>
          </table:table-cell>
          <table:table-cell office:value-type="float" office:value="8253" calcext:value-type="float">
            <text:p>8253</text:p>
          </table:table-cell>
          <table:table-cell office:value-type="float" office:value="0.169635" calcext:value-type="float">
            <text:p>0,169635</text:p>
          </table:table-cell>
          <table:table-cell office:value-type="float" office:value="0.0974191" calcext:value-type="float">
            <text:p>0,0974191</text:p>
          </table:table-cell>
          <table:table-cell office:value-type="float" office:value="0.199564" calcext:value-type="float">
            <text:p>0,199564</text:p>
          </table:table-cell>
          <table:table-cell office:value-type="float" office:value="0.0754877" calcext:value-type="float">
            <text:p>0,0754877</text:p>
          </table:table-cell>
        </table:table-row>
        <table:table-row table:style-name="ro1">
          <table:table-cell office:value-type="float" office:value="0.9471" calcext:value-type="float">
            <text:p>0,9471</text:p>
          </table:table-cell>
          <table:table-cell office:value-type="float" office:value="9199" calcext:value-type="float">
            <text:p>9199</text:p>
          </table:table-cell>
          <table:table-cell office:value-type="float" office:value="0.308403" calcext:value-type="float">
            <text:p>0,308403</text:p>
          </table:table-cell>
          <table:table-cell office:value-type="float" office:value="0.164583" calcext:value-type="float">
            <text:p>0,164583</text:p>
          </table:table-cell>
          <table:table-cell office:value-type="float" office:value="0.320252" calcext:value-type="float">
            <text:p>0,320252</text:p>
          </table:table-cell>
          <table:table-cell office:value-type="float" office:value="0.155452" calcext:value-type="float">
            <text:p>0,155452</text:p>
          </table:table-cell>
        </table:table-row>
        <table:table-row table:style-name="ro1">
          <table:table-cell office:value-type="float" office:value="0.9702" calcext:value-type="float">
            <text:p>0,9702</text:p>
          </table:table-cell>
          <table:table-cell office:value-type="float" office:value="8957" calcext:value-type="float">
            <text:p>8957</text:p>
          </table:table-cell>
          <table:table-cell office:value-type="float" office:value="0.2838" calcext:value-type="float">
            <text:p>0,2838</text:p>
          </table:table-cell>
          <table:table-cell office:value-type="float" office:value="0.138774" calcext:value-type="float">
            <text:p>0,138774</text:p>
          </table:table-cell>
          <table:table-cell office:value-type="float" office:value="0.298203" calcext:value-type="float">
            <text:p>0,298203</text:p>
          </table:table-cell>
          <table:table-cell office:value-type="float" office:value="0.123702" calcext:value-type="float">
            <text:p>0,123702</text:p>
          </table:table-cell>
        </table:table-row>
        <table:table-row table:style-name="ro1">
          <table:table-cell office:value-type="float" office:value="0.9933" calcext:value-type="float">
            <text:p>0,9933</text:p>
          </table:table-cell>
          <table:table-cell office:value-type="float" office:value="8895" calcext:value-type="float">
            <text:p>8895</text:p>
          </table:table-cell>
          <table:table-cell office:value-type="float" office:value="0.234177" calcext:value-type="float">
            <text:p>0,234177</text:p>
          </table:table-cell>
          <table:table-cell office:value-type="float" office:value="0.129286" calcext:value-type="float">
            <text:p>0,129286</text:p>
          </table:table-cell>
          <table:table-cell office:value-type="float" office:value="0.256211" calcext:value-type="float">
            <text:p>0,256211</text:p>
          </table:table-cell>
          <table:table-cell office:value-type="float" office:value="0.110174" calcext:value-type="float">
            <text:p>0,110174</text:p>
          </table:table-cell>
        </table:table-row>
        <table:table-row table:style-name="ro1">
          <table:table-cell office:value-type="float" office:value="1.0164" calcext:value-type="float">
            <text:p>1,0164</text:p>
          </table:table-cell>
          <table:table-cell office:value-type="float" office:value="8697" calcext:value-type="float">
            <text:p>8697</text:p>
          </table:table-cell>
          <table:table-cell office:value-type="float" office:value="0.269403" calcext:value-type="float">
            <text:p>0,269403</text:p>
          </table:table-cell>
          <table:table-cell office:value-type="float" office:value="0.141198" calcext:value-type="float">
            <text:p>0,141198</text:p>
          </table:table-cell>
          <table:table-cell office:value-type="float" office:value="0.283661" calcext:value-type="float">
            <text:p>0,283661</text:p>
          </table:table-cell>
          <table:table-cell office:value-type="float" office:value="0.132804" calcext:value-type="float">
            <text:p>0,132804</text:p>
          </table:table-cell>
        </table:table-row>
        <table:table-row table:style-name="ro1">
          <table:table-cell office:value-type="float" office:value="1.0395" calcext:value-type="float">
            <text:p>1,0395</text:p>
          </table:table-cell>
          <table:table-cell office:value-type="float" office:value="9134" calcext:value-type="float">
            <text:p>9134</text:p>
          </table:table-cell>
          <table:table-cell office:value-type="float" office:value="0.2933" calcext:value-type="float">
            <text:p>0,2933</text:p>
          </table:table-cell>
          <table:table-cell office:value-type="float" office:value="0.147143" calcext:value-type="float">
            <text:p>0,147143</text:p>
          </table:table-cell>
          <table:table-cell office:value-type="float" office:value="0.312349" calcext:value-type="float">
            <text:p>0,312349</text:p>
          </table:table-cell>
          <table:table-cell office:value-type="float" office:value="0.134771" calcext:value-type="float">
            <text:p>0,134771</text:p>
          </table:table-cell>
        </table:table-row>
        <table:table-row table:style-name="ro1">
          <table:table-cell office:value-type="float" office:value="1.0626" calcext:value-type="float">
            <text:p>1,0626</text:p>
          </table:table-cell>
          <table:table-cell office:value-type="float" office:value="8535" calcext:value-type="float">
            <text:p>8535</text:p>
          </table:table-cell>
          <table:table-cell office:value-type="float" office:value="0.230228" calcext:value-type="float">
            <text:p>0,230228</text:p>
          </table:table-cell>
          <table:table-cell office:value-type="float" office:value="0.111658" calcext:value-type="float">
            <text:p>0,111658</text:p>
          </table:table-cell>
          <table:table-cell office:value-type="float" office:value="0.240187" calcext:value-type="float">
            <text:p>0,240187</text:p>
          </table:table-cell>
          <table:table-cell office:value-type="float" office:value="0.0949033" calcext:value-type="float">
            <text:p>0,0949033</text:p>
          </table:table-cell>
        </table:table-row>
        <table:table-row table:style-name="ro1">
          <table:table-cell office:value-type="float" office:value="1.0857" calcext:value-type="float">
            <text:p>1,0857</text:p>
          </table:table-cell>
          <table:table-cell office:value-type="float" office:value="8401" calcext:value-type="float">
            <text:p>8401</text:p>
          </table:table-cell>
          <table:table-cell office:value-type="float" office:value="0.232234" calcext:value-type="float">
            <text:p>0,232234</text:p>
          </table:table-cell>
          <table:table-cell office:value-type="float" office:value="0.123438" calcext:value-type="float">
            <text:p>0,123438</text:p>
          </table:table-cell>
          <table:table-cell office:value-type="float" office:value="0.251161" calcext:value-type="float">
            <text:p>0,251161</text:p>
          </table:table-cell>
          <table:table-cell office:value-type="float" office:value="0.113082" calcext:value-type="float">
            <text:p>0,113082</text:p>
          </table:table-cell>
        </table:table-row>
        <table:table-row table:style-name="ro1">
          <table:table-cell office:value-type="float" office:value="1.1088" calcext:value-type="float">
            <text:p>1,1088</text:p>
          </table:table-cell>
          <table:table-cell office:value-type="float" office:value="9923" calcext:value-type="float">
            <text:p>9923</text:p>
          </table:table-cell>
          <table:table-cell office:value-type="float" office:value="0.370553" calcext:value-type="float">
            <text:p>0,370553</text:p>
          </table:table-cell>
          <table:table-cell office:value-type="float" office:value="0.195102" calcext:value-type="float">
            <text:p>0,195102</text:p>
          </table:table-cell>
          <table:table-cell office:value-type="float" office:value="0.385468" calcext:value-type="float">
            <text:p>0,385468</text:p>
          </table:table-cell>
          <table:table-cell office:value-type="float" office:value="0.186939" calcext:value-type="float">
            <text:p>0,186939</text:p>
          </table:table-cell>
        </table:table-row>
        <table:table-row table:style-name="ro1">
          <table:table-cell office:value-type="float" office:value="1.1319" calcext:value-type="float">
            <text:p>1,1319</text:p>
          </table:table-cell>
          <table:table-cell office:value-type="float" office:value="8955" calcext:value-type="float">
            <text:p>8955</text:p>
          </table:table-cell>
          <table:table-cell office:value-type="float" office:value="0.278392" calcext:value-type="float">
            <text:p>0,278392</text:p>
          </table:table-cell>
          <table:table-cell office:value-type="float" office:value="0.126968" calcext:value-type="float">
            <text:p>0,126968</text:p>
          </table:table-cell>
          <table:table-cell office:value-type="float" office:value="0.287884" calcext:value-type="float">
            <text:p>0,287884</text:p>
          </table:table-cell>
          <table:table-cell office:value-type="float" office:value="0.115243" calcext:value-type="float">
            <text:p>0,115243</text:p>
          </table:table-cell>
        </table:table-row>
        <table:table-row table:style-name="ro1">
          <table:table-cell office:value-type="float" office:value="1.155" calcext:value-type="float">
            <text:p>1,155</text:p>
          </table:table-cell>
          <table:table-cell office:value-type="float" office:value="7862" calcext:value-type="float">
            <text:p>7862</text:p>
          </table:table-cell>
          <table:table-cell office:value-type="float" office:value="0.157593" calcext:value-type="float">
            <text:p>0,157593</text:p>
          </table:table-cell>
          <table:table-cell office:value-type="float" office:value="0.0802595" calcext:value-type="float">
            <text:p>0,0802595</text:p>
          </table:table-cell>
          <table:table-cell office:value-type="float" office:value="0.183795" calcext:value-type="float">
            <text:p>0,183795</text:p>
          </table:table-cell>
          <table:table-cell office:value-type="float" office:value="0.0653778" calcext:value-type="float">
            <text:p>0,0653778</text:p>
          </table:table-cell>
        </table:table-row>
        <table:table-row table:style-name="ro1">
          <table:table-cell office:value-type="float" office:value="1.1781" calcext:value-type="float">
            <text:p>1,1781</text:p>
          </table:table-cell>
          <table:table-cell office:value-type="float" office:value="8571" calcext:value-type="float">
            <text:p>8571</text:p>
          </table:table-cell>
          <table:table-cell office:value-type="float" office:value="0.26018" calcext:value-type="float">
            <text:p>0,26018</text:p>
          </table:table-cell>
          <table:table-cell office:value-type="float" office:value="0.139307" calcext:value-type="float">
            <text:p>0,139307</text:p>
          </table:table-cell>
          <table:table-cell office:value-type="float" office:value="0.281764" calcext:value-type="float">
            <text:p>0,281764</text:p>
          </table:table-cell>
          <table:table-cell office:value-type="float" office:value="0.13254" calcext:value-type="float">
            <text:p>0,13254</text:p>
          </table:table-cell>
        </table:table-row>
        <table:table-row table:style-name="ro1">
          <table:table-cell office:value-type="float" office:value="1.2012" calcext:value-type="float">
            <text:p>1,2012</text:p>
          </table:table-cell>
          <table:table-cell office:value-type="float" office:value="9327" calcext:value-type="float">
            <text:p>9327</text:p>
          </table:table-cell>
          <table:table-cell office:value-type="float" office:value="0.342768" calcext:value-type="float">
            <text:p>0,342768</text:p>
          </table:table-cell>
          <table:table-cell office:value-type="float" office:value="0.168865" calcext:value-type="float">
            <text:p>0,168865</text:p>
          </table:table-cell>
          <table:table-cell office:value-type="float" office:value="0.346414" calcext:value-type="float">
            <text:p>0,346414</text:p>
          </table:table-cell>
          <table:table-cell office:value-type="float" office:value="0.163718" calcext:value-type="float">
            <text:p>0,163718</text:p>
          </table:table-cell>
        </table:table-row>
        <table:table-row table:style-name="ro1">
          <table:table-cell office:value-type="float" office:value="1.2243" calcext:value-type="float">
            <text:p>1,2243</text:p>
          </table:table-cell>
          <table:table-cell office:value-type="float" office:value="8570" calcext:value-type="float">
            <text:p>8570</text:p>
          </table:table-cell>
          <table:table-cell office:value-type="float" office:value="0.248191" calcext:value-type="float">
            <text:p>0,248191</text:p>
          </table:table-cell>
          <table:table-cell office:value-type="float" office:value="0.124154" calcext:value-type="float">
            <text:p>0,124154</text:p>
          </table:table-cell>
          <table:table-cell office:value-type="float" office:value="0.263244" calcext:value-type="float">
            <text:p>0,263244</text:p>
          </table:table-cell>
          <table:table-cell office:value-type="float" office:value="0.112019" calcext:value-type="float">
            <text:p>0,112019</text:p>
          </table:table-cell>
        </table:table-row>
        <table:table-row table:style-name="ro1">
          <table:table-cell office:value-type="float" office:value="1.2474" calcext:value-type="float">
            <text:p>1,2474</text:p>
          </table:table-cell>
          <table:table-cell office:value-type="float" office:value="8371" calcext:value-type="float">
            <text:p>8371</text:p>
          </table:table-cell>
          <table:table-cell office:value-type="float" office:value="0.247521" calcext:value-type="float">
            <text:p>0,247521</text:p>
          </table:table-cell>
          <table:table-cell office:value-type="float" office:value="0.118863" calcext:value-type="float">
            <text:p>0,118863</text:p>
          </table:table-cell>
          <table:table-cell office:value-type="float" office:value="0.265201" calcext:value-type="float">
            <text:p>0,265201</text:p>
          </table:table-cell>
          <table:table-cell office:value-type="float" office:value="0.110739" calcext:value-type="float">
            <text:p>0,110739</text:p>
          </table:table-cell>
        </table:table-row>
        <table:table-row table:style-name="ro1">
          <table:table-cell office:value-type="float" office:value="1.2705" calcext:value-type="float">
            <text:p>1,2705</text:p>
          </table:table-cell>
          <table:table-cell office:value-type="float" office:value="8686" calcext:value-type="float">
            <text:p>8686</text:p>
          </table:table-cell>
          <table:table-cell office:value-type="float" office:value="0.261685" calcext:value-type="float">
            <text:p>0,261685</text:p>
          </table:table-cell>
          <table:table-cell office:value-type="float" office:value="0.134815" calcext:value-type="float">
            <text:p>0,134815</text:p>
          </table:table-cell>
          <table:table-cell office:value-type="float" office:value="0.271011" calcext:value-type="float">
            <text:p>0,271011</text:p>
          </table:table-cell>
          <table:table-cell office:value-type="float" office:value="0.1309" calcext:value-type="float">
            <text:p>0,1309</text:p>
          </table:table-cell>
        </table:table-row>
        <table:table-row table:style-name="ro1">
          <table:table-cell office:value-type="float" office:value="1.2936" calcext:value-type="float">
            <text:p>1,2936</text:p>
          </table:table-cell>
          <table:table-cell office:value-type="float" office:value="8862" calcext:value-type="float">
            <text:p>8862</text:p>
          </table:table-cell>
          <table:table-cell office:value-type="float" office:value="0.296096" calcext:value-type="float">
            <text:p>0,296096</text:p>
          </table:table-cell>
          <table:table-cell office:value-type="float" office:value="0.144098" calcext:value-type="float">
            <text:p>0,144098</text:p>
          </table:table-cell>
          <table:table-cell office:value-type="float" office:value="0.305123" calcext:value-type="float">
            <text:p>0,305123</text:p>
          </table:table-cell>
          <table:table-cell office:value-type="float" office:value="0.141277" calcext:value-type="float">
            <text:p>0,141277</text:p>
          </table:table-cell>
        </table:table-row>
        <table:table-row table:style-name="ro1">
          <table:table-cell office:value-type="float" office:value="1.3167" calcext:value-type="float">
            <text:p>1,3167</text:p>
          </table:table-cell>
          <table:table-cell office:value-type="float" office:value="7729" calcext:value-type="float">
            <text:p>7729</text:p>
          </table:table-cell>
          <table:table-cell office:value-type="float" office:value="0.220727" calcext:value-type="float">
            <text:p>0,220727</text:p>
          </table:table-cell>
          <table:table-cell office:value-type="float" office:value="0.0910855" calcext:value-type="float">
            <text:p>0,0910855</text:p>
          </table:table-cell>
          <table:table-cell office:value-type="float" office:value="0.228102" calcext:value-type="float">
            <text:p>0,228102</text:p>
          </table:table-cell>
          <table:table-cell office:value-type="float" office:value="0.0825463" calcext:value-type="float">
            <text:p>0,0825463</text:p>
          </table:table-cell>
        </table:table-row>
        <table:table-row table:style-name="ro1">
          <table:table-cell office:value-type="float" office:value="1.3398" calcext:value-type="float">
            <text:p>1,3398</text:p>
          </table:table-cell>
          <table:table-cell office:value-type="float" office:value="7990" calcext:value-type="float">
            <text:p>7990</text:p>
          </table:table-cell>
          <table:table-cell office:value-type="float" office:value="0.194243" calcext:value-type="float">
            <text:p>0,194243</text:p>
          </table:table-cell>
          <table:table-cell office:value-type="float" office:value="0.0942428" calcext:value-type="float">
            <text:p>0,0942428</text:p>
          </table:table-cell>
          <table:table-cell office:value-type="float" office:value="0.208636" calcext:value-type="float">
            <text:p>0,208636</text:p>
          </table:table-cell>
          <table:table-cell office:value-type="float" office:value="0.0889862" calcext:value-type="float">
            <text:p>0,0889862</text:p>
          </table:table-cell>
        </table:table-row>
        <table:table-row table:style-name="ro1">
          <table:table-cell office:value-type="float" office:value="1.3629" calcext:value-type="float">
            <text:p>1,3629</text:p>
          </table:table-cell>
          <table:table-cell office:value-type="float" office:value="8737" calcext:value-type="float">
            <text:p>8737</text:p>
          </table:table-cell>
          <table:table-cell office:value-type="float" office:value="0.323681" calcext:value-type="float">
            <text:p>0,323681</text:p>
          </table:table-cell>
          <table:table-cell office:value-type="float" office:value="0.171226" calcext:value-type="float">
            <text:p>0,171226</text:p>
          </table:table-cell>
          <table:table-cell office:value-type="float" office:value="0.334096" calcext:value-type="float">
            <text:p>0,334096</text:p>
          </table:table-cell>
          <table:table-cell office:value-type="float" office:value="0.169166" calcext:value-type="float">
            <text:p>0,169166</text:p>
          </table:table-cell>
        </table:table-row>
        <table:table-row table:style-name="ro1">
          <table:table-cell office:value-type="float" office:value="1.386" calcext:value-type="float">
            <text:p>1,386</text:p>
          </table:table-cell>
          <table:table-cell office:value-type="float" office:value="9076" calcext:value-type="float">
            <text:p>9076</text:p>
          </table:table-cell>
          <table:table-cell office:value-type="float" office:value="0.318422" calcext:value-type="float">
            <text:p>0,318422</text:p>
          </table:table-cell>
          <table:table-cell office:value-type="float" office:value="0.151168" calcext:value-type="float">
            <text:p>0,151168</text:p>
          </table:table-cell>
          <table:table-cell office:value-type="float" office:value="0.318092" calcext:value-type="float">
            <text:p>0,318092</text:p>
          </table:table-cell>
          <table:table-cell office:value-type="float" office:value="0.149295" calcext:value-type="float">
            <text:p>0,149295</text:p>
          </table:table-cell>
        </table:table-row>
        <table:table-row table:style-name="ro1">
          <table:table-cell office:value-type="float" office:value="1.4091" calcext:value-type="float">
            <text:p>1,4091</text:p>
          </table:table-cell>
          <table:table-cell office:value-type="float" office:value="7656" calcext:value-type="float">
            <text:p>7656</text:p>
          </table:table-cell>
          <table:table-cell office:value-type="float" office:value="0.195925" calcext:value-type="float">
            <text:p>0,195925</text:p>
          </table:table-cell>
          <table:table-cell office:value-type="float" office:value="0.0766719" calcext:value-type="float">
            <text:p>0,0766719</text:p>
          </table:table-cell>
          <table:table-cell office:value-type="float" office:value="0.208595" calcext:value-type="float">
            <text:p>0,208595</text:p>
          </table:table-cell>
          <table:table-cell office:value-type="float" office:value="0.0697492" calcext:value-type="float">
            <text:p>0,0697492</text:p>
          </table:table-cell>
        </table:table-row>
        <table:table-row table:style-name="ro1">
          <table:table-cell office:value-type="float" office:value="1.4322" calcext:value-type="float">
            <text:p>1,4322</text:p>
          </table:table-cell>
          <table:table-cell office:value-type="float" office:value="8006" calcext:value-type="float">
            <text:p>8006</text:p>
          </table:table-cell>
          <table:table-cell office:value-type="float" office:value="0.219086" calcext:value-type="float">
            <text:p>0,219086</text:p>
          </table:table-cell>
          <table:table-cell office:value-type="float" office:value="0.109293" calcext:value-type="float">
            <text:p>0,109293</text:p>
          </table:table-cell>
          <table:table-cell office:value-type="float" office:value="0.222583" calcext:value-type="float">
            <text:p>0,222583</text:p>
          </table:table-cell>
          <table:table-cell office:value-type="float" office:value="0.105796" calcext:value-type="float">
            <text:p>0,105796</text:p>
          </table:table-cell>
        </table:table-row>
        <table:table-row table:style-name="ro1">
          <table:table-cell office:value-type="float" office:value="1.4553" calcext:value-type="float">
            <text:p>1,4553</text:p>
          </table:table-cell>
          <table:table-cell office:value-type="float" office:value="8127" calcext:value-type="float">
            <text:p>8127</text:p>
          </table:table-cell>
          <table:table-cell office:value-type="float" office:value="0.267873" calcext:value-type="float">
            <text:p>0,267873</text:p>
          </table:table-cell>
          <table:table-cell office:value-type="float" office:value="0.139289" calcext:value-type="float">
            <text:p>0,139289</text:p>
          </table:table-cell>
          <table:table-cell office:value-type="float" office:value="0.280423" calcext:value-type="float">
            <text:p>0,280423</text:p>
          </table:table-cell>
          <table:table-cell office:value-type="float" office:value="0.137074" calcext:value-type="float">
            <text:p>0,137074</text:p>
          </table:table-cell>
        </table:table-row>
        <table:table-row table:style-name="ro1">
          <table:table-cell office:value-type="float" office:value="1.4784" calcext:value-type="float">
            <text:p>1,4784</text:p>
          </table:table-cell>
          <table:table-cell office:value-type="float" office:value="8929" calcext:value-type="float">
            <text:p>8929</text:p>
          </table:table-cell>
          <table:table-cell office:value-type="float" office:value="0.291746" calcext:value-type="float">
            <text:p>0,291746</text:p>
          </table:table-cell>
          <table:table-cell office:value-type="float" office:value="0.137641" calcext:value-type="float">
            <text:p>0,137641</text:p>
          </table:table-cell>
          <table:table-cell office:value-type="float" office:value="0.29533" calcext:value-type="float">
            <text:p>0,29533</text:p>
          </table:table-cell>
          <table:table-cell office:value-type="float" office:value="0.135178" calcext:value-type="float">
            <text:p>0,135178</text:p>
          </table:table-cell>
        </table:table-row>
        <table:table-row table:style-name="ro1">
          <table:table-cell office:value-type="float" office:value="1.5015" calcext:value-type="float">
            <text:p>1,5015</text:p>
          </table:table-cell>
          <table:table-cell office:value-type="float" office:value="7257" calcext:value-type="float">
            <text:p>7257</text:p>
          </table:table-cell>
          <table:table-cell office:value-type="float" office:value="0.182307" calcext:value-type="float">
            <text:p>0,182307</text:p>
          </table:table-cell>
          <table:table-cell office:value-type="float" office:value="0.0669698" calcext:value-type="float">
            <text:p>0,0669698</text:p>
          </table:table-cell>
          <table:table-cell office:value-type="float" office:value="0.190161" calcext:value-type="float">
            <text:p>0,190161</text:p>
          </table:table-cell>
          <table:table-cell office:value-type="float" office:value="0.0638005" calcext:value-type="float">
            <text:p>0,0638005</text:p>
          </table:table-cell>
        </table:table-row>
        <table:table-row table:style-name="ro1">
          <table:table-cell office:value-type="float" office:value="1.5246" calcext:value-type="float">
            <text:p>1,5246</text:p>
          </table:table-cell>
          <table:table-cell office:value-type="float" office:value="7773" calcext:value-type="float">
            <text:p>7773</text:p>
          </table:table-cell>
          <table:table-cell office:value-type="float" office:value="0.208156" calcext:value-type="float">
            <text:p>0,208156</text:p>
          </table:table-cell>
          <table:table-cell office:value-type="float" office:value="0.0990609" calcext:value-type="float">
            <text:p>0,0990609</text:p>
          </table:table-cell>
          <table:table-cell office:value-type="float" office:value="0.221279" calcext:value-type="float">
            <text:p>0,221279</text:p>
          </table:table-cell>
          <table:table-cell office:value-type="float" office:value="0.0963592" calcext:value-type="float">
            <text:p>0,0963592</text:p>
          </table:table-cell>
        </table:table-row>
        <table:table-row table:style-name="ro1">
          <table:table-cell office:value-type="float" office:value="1.5477" calcext:value-type="float">
            <text:p>1,5477</text:p>
          </table:table-cell>
          <table:table-cell office:value-type="float" office:value="7637" calcext:value-type="float">
            <text:p>7637</text:p>
          </table:table-cell>
          <table:table-cell office:value-type="float" office:value="0.217363" calcext:value-type="float">
            <text:p>0,217363</text:p>
          </table:table-cell>
          <table:table-cell office:value-type="float" office:value="0.10855" calcext:value-type="float">
            <text:p>0,10855</text:p>
          </table:table-cell>
          <table:table-cell office:value-type="float" office:value="0.223124" calcext:value-type="float">
            <text:p>0,223124</text:p>
          </table:table-cell>
          <table:table-cell office:value-type="float" office:value="0.106717" calcext:value-type="float">
            <text:p>0,106717</text:p>
          </table:table-cell>
        </table:table-row>
        <table:table-row table:style-name="ro1">
          <table:table-cell office:value-type="float" office:value="1.5708" calcext:value-type="float">
            <text:p>1,5708</text:p>
          </table:table-cell>
          <table:table-cell office:value-type="float" office:value="8576" calcext:value-type="float">
            <text:p>8576</text:p>
          </table:table-cell>
          <table:table-cell office:value-type="float" office:value="0.304338" calcext:value-type="float">
            <text:p>0,304338</text:p>
          </table:table-cell>
          <table:table-cell office:value-type="float" office:value="0.159865" calcext:value-type="float">
            <text:p>0,159865</text:p>
          </table:table-cell>
          <table:table-cell office:value-type="float" office:value="0.310984" calcext:value-type="float">
            <text:p>0,310984</text:p>
          </table:table-cell>
          <table:table-cell office:value-type="float" office:value="0.157999" calcext:value-type="float">
            <text:p>0,157999</text:p>
          </table:table-cell>
        </table:table-row>
        <table:table-row table:style-name="ro1">
          <table:table-cell office:value-type="float" office:value="1.5939" calcext:value-type="float">
            <text:p>1,5939</text:p>
          </table:table-cell>
          <table:table-cell office:value-type="float" office:value="7601" calcext:value-type="float">
            <text:p>7601</text:p>
          </table:table-cell>
          <table:table-cell office:value-type="float" office:value="0.227733" calcext:value-type="float">
            <text:p>0,227733</text:p>
          </table:table-cell>
          <table:table-cell office:value-type="float" office:value="0.0919616" calcext:value-type="float">
            <text:p>0,0919616</text:p>
          </table:table-cell>
          <table:table-cell office:value-type="float" office:value="0.232075" calcext:value-type="float">
            <text:p>0,232075</text:p>
          </table:table-cell>
          <table:table-cell office:value-type="float" office:value="0.0909091" calcext:value-type="float">
            <text:p>0,0909091</text:p>
          </table:table-cell>
        </table:table-row>
        <table:table-row table:style-name="ro1">
          <table:table-cell office:value-type="float" office:value="1.617" calcext:value-type="float">
            <text:p>1,617</text:p>
          </table:table-cell>
          <table:table-cell office:value-type="float" office:value="6416" calcext:value-type="float">
            <text:p>6416</text:p>
          </table:table-cell>
          <table:table-cell office:value-type="float" office:value="0.11861" calcext:value-type="float">
            <text:p>0,11861</text:p>
          </table:table-cell>
          <table:table-cell office:value-type="float" office:value="0.0341334" calcext:value-type="float">
            <text:p>0,0341334</text:p>
          </table:table-cell>
          <table:table-cell office:value-type="float" office:value="0.127026" calcext:value-type="float">
            <text:p>0,127026</text:p>
          </table:table-cell>
          <table:table-cell office:value-type="float" office:value="0.0316397" calcext:value-type="float">
            <text:p>0,0316397</text:p>
          </table:table-cell>
        </table:table-row>
        <table:table-row table:style-name="ro1">
          <table:table-cell office:value-type="float" office:value="1.6401" calcext:value-type="float">
            <text:p>1,6401</text:p>
          </table:table-cell>
          <table:table-cell office:value-type="float" office:value="7643" calcext:value-type="float">
            <text:p>7643</text:p>
          </table:table-cell>
          <table:table-cell office:value-type="float" office:value="0.205809" calcext:value-type="float">
            <text:p>0,205809</text:p>
          </table:table-cell>
          <table:table-cell office:value-type="float" office:value="0.108204" calcext:value-type="float">
            <text:p>0,108204</text:p>
          </table:table-cell>
          <table:table-cell office:value-type="float" office:value="0.214575" calcext:value-type="float">
            <text:p>0,214575</text:p>
          </table:table-cell>
          <table:table-cell office:value-type="float" office:value="0.106503" calcext:value-type="float">
            <text:p>0,106503</text:p>
          </table:table-cell>
        </table:table-row>
        <table:table-row table:style-name="ro1">
          <table:table-cell office:value-type="float" office:value="1.6632" calcext:value-type="float">
            <text:p>1,6632</text:p>
          </table:table-cell>
          <table:table-cell office:value-type="float" office:value="7781" calcext:value-type="float">
            <text:p>7781</text:p>
          </table:table-cell>
          <table:table-cell office:value-type="float" office:value="0.282097" calcext:value-type="float">
            <text:p>0,282097</text:p>
          </table:table-cell>
          <table:table-cell office:value-type="float" office:value="0.143041" calcext:value-type="float">
            <text:p>0,143041</text:p>
          </table:table-cell>
          <table:table-cell office:value-type="float" office:value="0.283383" calcext:value-type="float">
            <text:p>0,283383</text:p>
          </table:table-cell>
          <table:table-cell office:value-type="float" office:value="0.142784" calcext:value-type="float">
            <text:p>0,142784</text:p>
          </table:table-cell>
        </table:table-row>
        <table:table-row table:style-name="ro1">
          <table:table-cell office:value-type="float" office:value="1.6863" calcext:value-type="float">
            <text:p>1,6863</text:p>
          </table:table-cell>
          <table:table-cell office:value-type="float" office:value="7653" calcext:value-type="float">
            <text:p>7653</text:p>
          </table:table-cell>
          <table:table-cell office:value-type="float" office:value="0.271136" calcext:value-type="float">
            <text:p>0,271136</text:p>
          </table:table-cell>
          <table:table-cell office:value-type="float" office:value="0.126225" calcext:value-type="float">
            <text:p>0,126225</text:p>
          </table:table-cell>
          <table:table-cell office:value-type="float" office:value="0.27192" calcext:value-type="float">
            <text:p>0,27192</text:p>
          </table:table-cell>
          <table:table-cell office:value-type="float" office:value="0.125441" calcext:value-type="float">
            <text:p>0,125441</text:p>
          </table:table-cell>
        </table:table-row>
        <table:table-row table:style-name="ro1">
          <table:table-cell office:value-type="float" office:value="1.7094" calcext:value-type="float">
            <text:p>1,7094</text:p>
          </table:table-cell>
          <table:table-cell office:value-type="float" office:value="6868" calcext:value-type="float">
            <text:p>6868</text:p>
          </table:table-cell>
          <table:table-cell office:value-type="float" office:value="0.186517" calcext:value-type="float">
            <text:p>0,186517</text:p>
          </table:table-cell>
          <table:table-cell office:value-type="float" office:value="0.0783343" calcext:value-type="float">
            <text:p>0,0783343</text:p>
          </table:table-cell>
          <table:table-cell office:value-type="float" office:value="0.194671" calcext:value-type="float">
            <text:p>0,194671</text:p>
          </table:table-cell>
          <table:table-cell office:value-type="float" office:value="0.0765871" calcext:value-type="float">
            <text:p>0,0765871</text:p>
          </table:table-cell>
        </table:table-row>
        <table:table-row table:style-name="ro1">
          <table:table-cell office:value-type="float" office:value="1.7325" calcext:value-type="float">
            <text:p>1,7325</text:p>
          </table:table-cell>
          <table:table-cell office:value-type="float" office:value="6635" calcext:value-type="float">
            <text:p>6635</text:p>
          </table:table-cell>
          <table:table-cell office:value-type="float" office:value="0.139714" calcext:value-type="float">
            <text:p>0,139714</text:p>
          </table:table-cell>
          <table:table-cell office:value-type="float" office:value="0.056217" calcext:value-type="float">
            <text:p>0,056217</text:p>
          </table:table-cell>
          <table:table-cell office:value-type="float" office:value="0.144687" calcext:value-type="float">
            <text:p>0,144687</text:p>
          </table:table-cell>
          <table:table-cell office:value-type="float" office:value="0.055162" calcext:value-type="float">
            <text:p>0,055162</text:p>
          </table:table-cell>
        </table:table-row>
        <table:table-row table:style-name="ro1">
          <table:table-cell office:value-type="float" office:value="1.7556" calcext:value-type="float">
            <text:p>1,7556</text:p>
          </table:table-cell>
          <table:table-cell office:value-type="float" office:value="6775" calcext:value-type="float">
            <text:p>6775</text:p>
          </table:table-cell>
          <table:table-cell office:value-type="float" office:value="0.18155" calcext:value-type="float">
            <text:p>0,18155</text:p>
          </table:table-cell>
          <table:table-cell office:value-type="float" office:value="0.079262" calcext:value-type="float">
            <text:p>0,079262</text:p>
          </table:table-cell>
          <table:table-cell office:value-type="float" office:value="0.184502" calcext:value-type="float">
            <text:p>0,184502</text:p>
          </table:table-cell>
          <table:table-cell office:value-type="float" office:value="0.0786716" calcext:value-type="float">
            <text:p>0,0786716</text:p>
          </table:table-cell>
        </table:table-row>
        <table:table-row table:style-name="ro1">
          <table:table-cell office:value-type="float" office:value="1.7787" calcext:value-type="float">
            <text:p>1,7787</text:p>
          </table:table-cell>
          <table:table-cell office:value-type="float" office:value="6493" calcext:value-type="float">
            <text:p>6493</text:p>
          </table:table-cell>
          <table:table-cell office:value-type="float" office:value="0.188819" calcext:value-type="float">
            <text:p>0,188819</text:p>
          </table:table-cell>
          <table:table-cell office:value-type="float" office:value="0.0965655" calcext:value-type="float">
            <text:p>0,0965655</text:p>
          </table:table-cell>
          <table:table-cell office:value-type="float" office:value="0.192823" calcext:value-type="float">
            <text:p>0,192823</text:p>
          </table:table-cell>
          <table:table-cell office:value-type="float" office:value="0.0965655" calcext:value-type="float">
            <text:p>0,0965655</text:p>
          </table:table-cell>
        </table:table-row>
        <table:table-row table:style-name="ro1">
          <table:table-cell office:value-type="float" office:value="1.8018" calcext:value-type="float">
            <text:p>1,8018</text:p>
          </table:table-cell>
          <table:table-cell office:value-type="float" office:value="6915" calcext:value-type="float">
            <text:p>6915</text:p>
          </table:table-cell>
          <table:table-cell office:value-type="float" office:value="0.239046" calcext:value-type="float">
            <text:p>0,239046</text:p>
          </table:table-cell>
          <table:table-cell office:value-type="float" office:value="0.118727" calcext:value-type="float">
            <text:p>0,118727</text:p>
          </table:table-cell>
          <table:table-cell office:value-type="float" office:value="0.241215" calcext:value-type="float">
            <text:p>0,241215</text:p>
          </table:table-cell>
          <table:table-cell office:value-type="float" office:value="0.118004" calcext:value-type="float">
            <text:p>0,118004</text:p>
          </table:table-cell>
        </table:table-row>
        <table:table-row table:style-name="ro1">
          <table:table-cell office:value-type="float" office:value="1.8249" calcext:value-type="float">
            <text:p>1,8249</text:p>
          </table:table-cell>
          <table:table-cell office:value-type="float" office:value="6570" calcext:value-type="float">
            <text:p>6570</text:p>
          </table:table-cell>
          <table:table-cell office:value-type="float" office:value="0.223744" calcext:value-type="float">
            <text:p>0,223744</text:p>
          </table:table-cell>
          <table:table-cell office:value-type="float" office:value="0.0960426" calcext:value-type="float">
            <text:p>0,0960426</text:p>
          </table:table-cell>
          <table:table-cell office:value-type="float" office:value="0.22481" calcext:value-type="float">
            <text:p>0,22481</text:p>
          </table:table-cell>
          <table:table-cell office:value-type="float" office:value="0.0957382" calcext:value-type="float">
            <text:p>0,0957382</text:p>
          </table:table-cell>
        </table:table-row>
        <table:table-row table:style-name="ro1">
          <table:table-cell office:value-type="float" office:value="1.848" calcext:value-type="float">
            <text:p>1,848</text:p>
          </table:table-cell>
          <table:table-cell office:value-type="float" office:value="6570" calcext:value-type="float">
            <text:p>6570</text:p>
          </table:table-cell>
          <table:table-cell office:value-type="float" office:value="0.170776" calcext:value-type="float">
            <text:p>0,170776</text:p>
          </table:table-cell>
          <table:table-cell office:value-type="float" office:value="0.0710807" calcext:value-type="float">
            <text:p>0,0710807</text:p>
          </table:table-cell>
          <table:table-cell office:value-type="float" office:value="0.176408" calcext:value-type="float">
            <text:p>0,176408</text:p>
          </table:table-cell>
          <table:table-cell office:value-type="float" office:value="0.0707763" calcext:value-type="float">
            <text:p>0,0707763</text:p>
          </table:table-cell>
        </table:table-row>
        <table:table-row table:style-name="ro1">
          <table:table-cell office:value-type="float" office:value="1.8711" calcext:value-type="float">
            <text:p>1,8711</text:p>
          </table:table-cell>
          <table:table-cell office:value-type="float" office:value="5617" calcext:value-type="float">
            <text:p>5617</text:p>
          </table:table-cell>
          <table:table-cell office:value-type="float" office:value="0.101834" calcext:value-type="float">
            <text:p>0,101834</text:p>
          </table:table-cell>
          <table:table-cell office:value-type="float" office:value="0.0325797" calcext:value-type="float">
            <text:p>0,0325797</text:p>
          </table:table-cell>
          <table:table-cell office:value-type="float" office:value="0.110201" calcext:value-type="float">
            <text:p>0,110201</text:p>
          </table:table-cell>
          <table:table-cell office:value-type="float" office:value="0.0320456" calcext:value-type="float">
            <text:p>0,0320456</text:p>
          </table:table-cell>
        </table:table-row>
        <table:table-row table:style-name="ro1">
          <table:table-cell office:value-type="float" office:value="1.8942" calcext:value-type="float">
            <text:p>1,8942</text:p>
          </table:table-cell>
          <table:table-cell office:value-type="float" office:value="5853" calcext:value-type="float">
            <text:p>5853</text:p>
          </table:table-cell>
          <table:table-cell office:value-type="float" office:value="0.145566" calcext:value-type="float">
            <text:p>0,145566</text:p>
          </table:table-cell>
          <table:table-cell office:value-type="float" office:value="0.0775671" calcext:value-type="float">
            <text:p>0,0775671</text:p>
          </table:table-cell>
          <table:table-cell office:value-type="float" office:value="0.145908" calcext:value-type="float">
            <text:p>0,145908</text:p>
          </table:table-cell>
          <table:table-cell office:value-type="float" office:value="0.0772254" calcext:value-type="float">
            <text:p>0,0772254</text:p>
          </table:table-cell>
        </table:table-row>
        <table:table-row table:style-name="ro1">
          <table:table-cell office:value-type="float" office:value="1.9173" calcext:value-type="float">
            <text:p>1,9173</text:p>
          </table:table-cell>
          <table:table-cell office:value-type="float" office:value="6156" calcext:value-type="float">
            <text:p>6156</text:p>
          </table:table-cell>
          <table:table-cell office:value-type="float" office:value="0.222385" calcext:value-type="float">
            <text:p>0,222385</text:p>
          </table:table-cell>
          <table:table-cell office:value-type="float" office:value="0.114522" calcext:value-type="float">
            <text:p>0,114522</text:p>
          </table:table-cell>
          <table:table-cell office:value-type="float" office:value="0.227583" calcext:value-type="float">
            <text:p>0,227583</text:p>
          </table:table-cell>
          <table:table-cell office:value-type="float" office:value="0.114198" calcext:value-type="float">
            <text:p>0,114198</text:p>
          </table:table-cell>
        </table:table-row>
        <table:table-row table:style-name="ro1">
          <table:table-cell office:value-type="float" office:value="1.9404" calcext:value-type="float">
            <text:p>1,9404</text:p>
          </table:table-cell>
          <table:table-cell office:value-type="float" office:value="6533" calcext:value-type="float">
            <text:p>6533</text:p>
          </table:table-cell>
          <table:table-cell office:value-type="float" office:value="0.230828" calcext:value-type="float">
            <text:p>0,230828</text:p>
          </table:table-cell>
          <table:table-cell office:value-type="float" office:value="0.107608" calcext:value-type="float">
            <text:p>0,107608</text:p>
          </table:table-cell>
          <table:table-cell office:value-type="float" office:value="0.230369" calcext:value-type="float">
            <text:p>0,230369</text:p>
          </table:table-cell>
          <table:table-cell office:value-type="float" office:value="0.107608" calcext:value-type="float">
            <text:p>0,107608</text:p>
          </table:table-cell>
        </table:table-row>
        <table:table-row table:style-name="ro1">
          <table:table-cell office:value-type="float" office:value="1.9635" calcext:value-type="float">
            <text:p>1,9635</text:p>
          </table:table-cell>
          <table:table-cell office:value-type="float" office:value="5152" calcext:value-type="float">
            <text:p>5152</text:p>
          </table:table-cell>
          <table:table-cell office:value-type="float" office:value="0.134511" calcext:value-type="float">
            <text:p>0,134511</text:p>
          </table:table-cell>
          <table:table-cell office:value-type="float" office:value="0.0407609" calcext:value-type="float">
            <text:p>0,0407609</text:p>
          </table:table-cell>
          <table:table-cell office:value-type="float" office:value="0.138199" calcext:value-type="float">
            <text:p>0,138199</text:p>
          </table:table-cell>
          <table:table-cell office:value-type="float" office:value="0.0403727" calcext:value-type="float">
            <text:p>0,0403727</text:p>
          </table:table-cell>
        </table:table-row>
        <table:table-row table:style-name="ro1">
          <table:table-cell office:value-type="float" office:value="1.9866" calcext:value-type="float">
            <text:p>1,9866</text:p>
          </table:table-cell>
          <table:table-cell office:value-type="float" office:value="5133" calcext:value-type="float">
            <text:p>5133</text:p>
          </table:table-cell>
          <table:table-cell office:value-type="float" office:value="0.0603935" calcext:value-type="float">
            <text:p>0,0603935</text:p>
          </table:table-cell>
          <table:table-cell office:value-type="float" office:value="0.00720826" calcext:value-type="float">
            <text:p>0,00720826</text:p>
          </table:table-cell>
          <table:table-cell office:value-type="float" office:value="0.0640951" calcext:value-type="float">
            <text:p>0,0640951</text:p>
          </table:table-cell>
          <table:table-cell office:value-type="float" office:value="0.00720826" calcext:value-type="float">
            <text:p>0,00720826</text:p>
          </table:table-cell>
        </table:table-row>
        <table:table-row table:style-name="ro1">
          <table:table-cell office:value-type="float" office:value="2.0097" calcext:value-type="float">
            <text:p>2,0097</text:p>
          </table:table-cell>
          <table:table-cell office:value-type="float" office:value="5132" calcext:value-type="float">
            <text:p>5132</text:p>
          </table:table-cell>
          <table:table-cell office:value-type="float" office:value="0.120226" calcext:value-type="float">
            <text:p>0,120226</text:p>
          </table:table-cell>
          <table:table-cell office:value-type="float" office:value="0.0629384" calcext:value-type="float">
            <text:p>0,0629384</text:p>
          </table:table-cell>
          <table:table-cell office:value-type="float" office:value="0.122369" calcext:value-type="float">
            <text:p>0,122369</text:p>
          </table:table-cell>
          <table:table-cell office:value-type="float" office:value="0.0629384" calcext:value-type="float">
            <text:p>0,0629384</text:p>
          </table:table-cell>
        </table:table-row>
        <table:table-row table:style-name="ro1">
          <table:table-cell office:value-type="float" office:value="2.0328" calcext:value-type="float">
            <text:p>2,0328</text:p>
          </table:table-cell>
          <table:table-cell office:value-type="float" office:value="5296" calcext:value-type="float">
            <text:p>5296</text:p>
          </table:table-cell>
          <table:table-cell office:value-type="float" office:value="0.155967" calcext:value-type="float">
            <text:p>0,155967</text:p>
          </table:table-cell>
          <table:table-cell office:value-type="float" office:value="0.0934668" calcext:value-type="float">
            <text:p>0,0934668</text:p>
          </table:table-cell>
          <table:table-cell office:value-type="float" office:value="0.158799" calcext:value-type="float">
            <text:p>0,158799</text:p>
          </table:table-cell>
          <table:table-cell office:value-type="float" office:value="0.0934668" calcext:value-type="float">
            <text:p>0,0934668</text:p>
          </table:table-cell>
        </table:table-row>
        <table:table-row table:style-name="ro1">
          <table:table-cell office:value-type="float" office:value="2.0559" calcext:value-type="float">
            <text:p>2,0559</text:p>
          </table:table-cell>
          <table:table-cell office:value-type="float" office:value="5566" calcext:value-type="float">
            <text:p>5566</text:p>
          </table:table-cell>
          <table:table-cell office:value-type="float" office:value="0.237513" calcext:value-type="float">
            <text:p>0,237513</text:p>
          </table:table-cell>
          <table:table-cell office:value-type="float" office:value="0.113726" calcext:value-type="float">
            <text:p>0,113726</text:p>
          </table:table-cell>
          <table:table-cell office:value-type="float" office:value="0.238232" calcext:value-type="float">
            <text:p>0,238232</text:p>
          </table:table-cell>
          <table:table-cell office:value-type="float" office:value="0.113726" calcext:value-type="float">
            <text:p>0,113726</text:p>
          </table:table-cell>
        </table:table-row>
        <table:table-row table:style-name="ro1">
          <table:table-cell office:value-type="float" office:value="2.079" calcext:value-type="float">
            <text:p>2,079</text:p>
          </table:table-cell>
          <table:table-cell office:value-type="float" office:value="4942" calcext:value-type="float">
            <text:p>4942</text:p>
          </table:table-cell>
          <table:table-cell office:value-type="float" office:value="0.142452" calcext:value-type="float">
            <text:p>0,142452</text:p>
          </table:table-cell>
          <table:table-cell office:value-type="float" office:value="0.0532173" calcext:value-type="float">
            <text:p>0,0532173</text:p>
          </table:table-cell>
          <table:table-cell office:value-type="float" office:value="0.145285" calcext:value-type="float">
            <text:p>0,145285</text:p>
          </table:table-cell>
          <table:table-cell office:value-type="float" office:value="0.0532173" calcext:value-type="float">
            <text:p>0,0532173</text:p>
          </table:table-cell>
        </table:table-row>
        <table:table-row table:style-name="ro1">
          <table:table-cell office:value-type="float" office:value="2.1021" calcext:value-type="float">
            <text:p>2,1021</text:p>
          </table:table-cell>
          <table:table-cell office:value-type="float" office:value="4550" calcext:value-type="float">
            <text:p>4550</text:p>
          </table:table-cell>
          <table:table-cell office:value-type="float" office:value="0.0797802" calcext:value-type="float">
            <text:p>0,0797802</text:p>
          </table:table-cell>
          <table:table-cell office:value-type="float" office:value="0.0112088" calcext:value-type="float">
            <text:p>0,0112088</text:p>
          </table:table-cell>
          <table:table-cell office:value-type="float" office:value="0.0802198" calcext:value-type="float">
            <text:p>0,0802198</text:p>
          </table:table-cell>
          <table:table-cell office:value-type="float" office:value="0.0112088" calcext:value-type="float">
            <text:p>0,0112088</text:p>
          </table:table-cell>
        </table:table-row>
        <table:table-row table:style-name="ro1">
          <table:table-cell office:value-type="float" office:value="2.1252" calcext:value-type="float">
            <text:p>2,1252</text:p>
          </table:table-cell>
          <table:table-cell office:value-type="float" office:value="3993" calcext:value-type="float">
            <text:p>3993</text:p>
          </table:table-cell>
          <table:table-cell office:value-type="float" office:value="0.0288004" calcext:value-type="float">
            <text:p>0,0288004</text:p>
          </table:table-cell>
          <table:table-cell office:value-type="float" office:value="0.00150263" calcext:value-type="float">
            <text:p>0,00150263</text:p>
          </table:table-cell>
          <table:table-cell office:value-type="float" office:value="0.0305535" calcext:value-type="float">
            <text:p>0,0305535</text:p>
          </table:table-cell>
          <table:table-cell office:value-type="float" office:value="0.00150263" calcext:value-type="float">
            <text:p>0,00150263</text:p>
          </table:table-cell>
        </table:table-row>
        <table:table-row table:style-name="ro1">
          <table:table-cell office:value-type="float" office:value="2.1483" calcext:value-type="float">
            <text:p>2,1483</text:p>
          </table:table-cell>
          <table:table-cell office:value-type="float" office:value="4401" calcext:value-type="float">
            <text:p>4401</text:p>
          </table:table-cell>
          <table:table-cell office:value-type="float" office:value="0.0733924" calcext:value-type="float">
            <text:p>0,0733924</text:p>
          </table:table-cell>
          <table:table-cell office:value-type="float" office:value="0.0454442" calcext:value-type="float">
            <text:p>0,0454442</text:p>
          </table:table-cell>
          <table:table-cell office:value-type="float" office:value="0.0774824" calcext:value-type="float">
            <text:p>0,0774824</text:p>
          </table:table-cell>
          <table:table-cell office:value-type="float" office:value="0.0454442" calcext:value-type="float">
            <text:p>0,0454442</text:p>
          </table:table-cell>
        </table:table-row>
        <table:table-row table:style-name="ro1">
          <table:table-cell office:value-type="float" office:value="2.1714" calcext:value-type="float">
            <text:p>2,1714</text:p>
          </table:table-cell>
          <table:table-cell office:value-type="float" office:value="4811" calcext:value-type="float">
            <text:p>4811</text:p>
          </table:table-cell>
          <table:table-cell office:value-type="float" office:value="0.207441" calcext:value-type="float">
            <text:p>0,207441</text:p>
          </table:table-cell>
          <table:table-cell office:value-type="float" office:value="0.113074" calcext:value-type="float">
            <text:p>0,113074</text:p>
          </table:table-cell>
          <table:table-cell office:value-type="float" office:value="0.207026" calcext:value-type="float">
            <text:p>0,207026</text:p>
          </table:table-cell>
          <table:table-cell office:value-type="float" office:value="0.113074" calcext:value-type="float">
            <text:p>0,113074</text:p>
          </table:table-cell>
        </table:table-row>
        <table:table-row table:style-name="ro1">
          <table:table-cell office:value-type="float" office:value="2.1945" calcext:value-type="float">
            <text:p>2,1945</text:p>
          </table:table-cell>
          <table:table-cell office:value-type="float" office:value="4076" calcext:value-type="float">
            <text:p>4076</text:p>
          </table:table-cell>
          <table:table-cell office:value-type="float" office:value="0.146467" calcext:value-type="float">
            <text:p>0,146467</text:p>
          </table:table-cell>
          <table:table-cell office:value-type="float" office:value="0.0625613" calcext:value-type="float">
            <text:p>0,0625613</text:p>
          </table:table-cell>
          <table:table-cell office:value-type="float" office:value="0.146467" calcext:value-type="float">
            <text:p>0,146467</text:p>
          </table:table-cell>
          <table:table-cell office:value-type="float" office:value="0.0625613" calcext:value-type="float">
            <text:p>0,0625613</text:p>
          </table:table-cell>
        </table:table-row>
        <table:table-row table:style-name="ro1">
          <table:table-cell office:value-type="float" office:value="2.2176" calcext:value-type="float">
            <text:p>2,2176</text:p>
          </table:table-cell>
          <table:table-cell office:value-type="float" office:value="4018" calcext:value-type="float">
            <text:p>4018</text:p>
          </table:table-cell>
          <table:table-cell office:value-type="float" office:value="0.0866103" calcext:value-type="float">
            <text:p>0,0866103</text:p>
          </table:table-cell>
          <table:table-cell office:value-type="float" office:value="0.0171727" calcext:value-type="float">
            <text:p>0,0171727</text:p>
          </table:table-cell>
          <table:table-cell office:value-type="float" office:value="0.0881035" calcext:value-type="float">
            <text:p>0,0881035</text:p>
          </table:table-cell>
          <table:table-cell office:value-type="float" office:value="0.0171727" calcext:value-type="float">
            <text:p>0,0171727</text:p>
          </table:table-cell>
        </table:table-row>
        <table:table-row table:style-name="ro1">
          <table:table-cell office:value-type="float" office:value="2.2407" calcext:value-type="float">
            <text:p>2,2407</text:p>
          </table:table-cell>
          <table:table-cell office:value-type="float" office:value="3566" calcext:value-type="float">
            <text:p>3566</text:p>
          </table:table-cell>
          <table:table-cell office:value-type="float" office:value="0.0255188" calcext:value-type="float">
            <text:p>0,0255188</text:p>
          </table:table-cell>
          <table:table-cell office:value-type="float" office:value="0.00168256" calcext:value-type="float">
            <text:p>0,00168256</text:p>
          </table:table-cell>
          <table:table-cell office:value-type="float" office:value="0.0286035" calcext:value-type="float">
            <text:p>0,0286035</text:p>
          </table:table-cell>
          <table:table-cell office:value-type="float" office:value="0.00168256" calcext:value-type="float">
            <text:p>0,00168256</text:p>
          </table:table-cell>
        </table:table-row>
        <table:table-row table:style-name="ro1">
          <table:table-cell office:value-type="float" office:value="2.2638" calcext:value-type="float">
            <text:p>2,2638</text:p>
          </table:table-cell>
          <table:table-cell office:value-type="float" office:value="3280" calcext:value-type="float">
            <text:p>3280</text:p>
          </table:table-cell>
          <table:table-cell office:value-type="float" office:value="0.0134146" calcext:value-type="float">
            <text:p>0,0134146</text:p>
          </table:table-cell>
          <table:table-cell office:value-type="float" office:value="0" calcext:value-type="float">
            <text:p>0</text:p>
          </table:table-cell>
          <table:table-cell office:value-type="float" office:value="0.0158537" calcext:value-type="float">
            <text:p>0,0158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69" calcext:value-type="float">
            <text:p>2,2869</text:p>
          </table:table-cell>
          <table:table-cell office:value-type="float" office:value="3725" calcext:value-type="float">
            <text:p>3725</text:p>
          </table:table-cell>
          <table:table-cell office:value-type="float" office:value="0.113557" calcext:value-type="float">
            <text:p>0,113557</text:p>
          </table:table-cell>
          <table:table-cell office:value-type="float" office:value="0.0700671" calcext:value-type="float">
            <text:p>0,0700671</text:p>
          </table:table-cell>
          <table:table-cell office:value-type="float" office:value="0.115705" calcext:value-type="float">
            <text:p>0,115705</text:p>
          </table:table-cell>
          <table:table-cell office:value-type="float" office:value="0.0700671" calcext:value-type="float">
            <text:p>0,0700671</text:p>
          </table:table-cell>
        </table:table-row>
        <table:table-row table:style-name="ro1">
          <table:table-cell office:value-type="float" office:value="2.31" calcext:value-type="float">
            <text:p>2,31</text:p>
          </table:table-cell>
          <table:table-cell office:value-type="float" office:value="3599" calcext:value-type="float">
            <text:p>3599</text:p>
          </table:table-cell>
          <table:table-cell office:value-type="float" office:value="0.120033" calcext:value-type="float">
            <text:p>0,120033</text:p>
          </table:table-cell>
          <table:table-cell office:value-type="float" office:value="0.0583495" calcext:value-type="float">
            <text:p>0,0583495</text:p>
          </table:table-cell>
          <table:table-cell office:value-type="float" office:value="0.120033" calcext:value-type="float">
            <text:p>0,120033</text:p>
          </table:table-cell>
          <table:table-cell office:value-type="float" office:value="0.0583495" calcext:value-type="float">
            <text:p>0,0583495</text:p>
          </table:table-cell>
        </table:table-row>
        <table:table-row table:style-name="ro1">
          <table:table-cell office:value-type="float" office:value="2.3331" calcext:value-type="float">
            <text:p>2,3331</text:p>
          </table:table-cell>
          <table:table-cell office:value-type="float" office:value="3140" calcext:value-type="float">
            <text:p>3140</text:p>
          </table:table-cell>
          <table:table-cell office:value-type="float" office:value="0.0700637" calcext:value-type="float">
            <text:p>0,0700637</text:p>
          </table:table-cell>
          <table:table-cell office:value-type="float" office:value="0.0226115" calcext:value-type="float">
            <text:p>0,0226115</text:p>
          </table:table-cell>
          <table:table-cell office:value-type="float" office:value="0.0700637" calcext:value-type="float">
            <text:p>0,0700637</text:p>
          </table:table-cell>
          <table:table-cell office:value-type="float" office:value="0.0226115" calcext:value-type="float">
            <text:p>0,0226115</text:p>
          </table:table-cell>
        </table:table-row>
        <table:table-row table:style-name="ro1">
          <table:table-cell office:value-type="float" office:value="2.3562" calcext:value-type="float">
            <text:p>2,3562</text:p>
          </table:table-cell>
          <table:table-cell office:value-type="float" office:value="2908" calcext:value-type="float">
            <text:p>2908</text:p>
          </table:table-cell>
          <table:table-cell office:value-type="float" office:value="0.0361073" calcext:value-type="float">
            <text:p>0,0361073</text:p>
          </table:table-cell>
          <table:table-cell office:value-type="float" office:value="0.00240715" calcext:value-type="float">
            <text:p>0,00240715</text:p>
          </table:table-cell>
          <table:table-cell office:value-type="float" office:value="0.0354195" calcext:value-type="float">
            <text:p>0,0354195</text:p>
          </table:table-cell>
          <table:table-cell office:value-type="float" office:value="0.00240715" calcext:value-type="float">
            <text:p>0,00240715</text:p>
          </table:table-cell>
        </table:table-row>
        <table:table-row table:style-name="ro1">
          <table:table-cell office:value-type="float" office:value="2.3793" calcext:value-type="float">
            <text:p>2,3793</text:p>
          </table:table-cell>
          <table:table-cell office:value-type="float" office:value="2695" calcext:value-type="float">
            <text:p>2695</text:p>
          </table:table-cell>
          <table:table-cell office:value-type="float" office:value="0.0141002" calcext:value-type="float">
            <text:p>0,0141002</text:p>
          </table:table-cell>
          <table:table-cell office:value-type="float" office:value="0" calcext:value-type="float">
            <text:p>0</text:p>
          </table:table-cell>
          <table:table-cell office:value-type="float" office:value="0.0159555" calcext:value-type="float">
            <text:p>0,0159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024" calcext:value-type="float">
            <text:p>2,4024</text:p>
          </table:table-cell>
          <table:table-cell office:value-type="float" office:value="2813" calcext:value-type="float">
            <text:p>2813</text:p>
          </table:table-cell>
          <table:table-cell office:value-type="float" office:value="0.0188411" calcext:value-type="float">
            <text:p>0,0188411</text:p>
          </table:table-cell>
          <table:table-cell office:value-type="float" office:value="0.0117312" calcext:value-type="float">
            <text:p>0,0117312</text:p>
          </table:table-cell>
          <table:table-cell office:value-type="float" office:value="0.0191966" calcext:value-type="float">
            <text:p>0,0191966</text:p>
          </table:table-cell>
          <table:table-cell office:value-type="float" office:value="0.0117312" calcext:value-type="float">
            <text:p>0,0117312</text:p>
          </table:table-cell>
        </table:table-row>
        <table:table-row table:style-name="ro1">
          <table:table-cell office:value-type="float" office:value="2.4255" calcext:value-type="float">
            <text:p>2,4255</text:p>
          </table:table-cell>
          <table:table-cell office:value-type="float" office:value="2666" calcext:value-type="float">
            <text:p>2666</text:p>
          </table:table-cell>
          <table:table-cell office:value-type="float" office:value="0.079895" calcext:value-type="float">
            <text:p>0,079895</text:p>
          </table:table-cell>
          <table:table-cell office:value-type="float" office:value="0.0435109" calcext:value-type="float">
            <text:p>0,0435109</text:p>
          </table:table-cell>
          <table:table-cell office:value-type="float" office:value="0.0802701" calcext:value-type="float">
            <text:p>0,0802701</text:p>
          </table:table-cell>
          <table:table-cell office:value-type="float" office:value="0.0435109" calcext:value-type="float">
            <text:p>0,0435109</text:p>
          </table:table-cell>
        </table:table-row>
        <table:table-row table:style-name="ro1">
          <table:table-cell office:value-type="float" office:value="2.4486" calcext:value-type="float">
            <text:p>2,4486</text:p>
          </table:table-cell>
          <table:table-cell office:value-type="float" office:value="2483" calcext:value-type="float">
            <text:p>2483</text:p>
          </table:table-cell>
          <table:table-cell office:value-type="float" office:value="0.0394684" calcext:value-type="float">
            <text:p>0,0394684</text:p>
          </table:table-cell>
          <table:table-cell office:value-type="float" office:value="0.0161095" calcext:value-type="float">
            <text:p>0,0161095</text:p>
          </table:table-cell>
          <table:table-cell office:value-type="float" office:value="0.0406766" calcext:value-type="float">
            <text:p>0,0406766</text:p>
          </table:table-cell>
          <table:table-cell office:value-type="float" office:value="0.0161095" calcext:value-type="float">
            <text:p>0,0161095</text:p>
          </table:table-cell>
        </table:table-row>
        <table:table-row table:style-name="ro1">
          <table:table-cell office:value-type="float" office:value="2.4717" calcext:value-type="float">
            <text:p>2,4717</text:p>
          </table:table-cell>
          <table:table-cell office:value-type="float" office:value="2404" calcext:value-type="float">
            <text:p>2404</text:p>
          </table:table-cell>
          <table:table-cell office:value-type="float" office:value="0.0207987" calcext:value-type="float">
            <text:p>0,0207987</text:p>
          </table:table-cell>
          <table:table-cell office:value-type="float" office:value="0.00374376" calcext:value-type="float">
            <text:p>0,00374376</text:p>
          </table:table-cell>
          <table:table-cell office:value-type="float" office:value="0.0220466" calcext:value-type="float">
            <text:p>0,0220466</text:p>
          </table:table-cell>
          <table:table-cell office:value-type="float" office:value="0.00374376" calcext:value-type="float">
            <text:p>0,00374376</text:p>
          </table:table-cell>
        </table:table-row>
        <table:table-row table:style-name="ro1">
          <table:table-cell office:value-type="float" office:value="2.4948" calcext:value-type="float">
            <text:p>2,4948</text:p>
          </table:table-cell>
          <table:table-cell office:value-type="float" office:value="2131" calcext:value-type="float">
            <text:p>2131</text:p>
          </table:table-cell>
          <table:table-cell office:value-type="float" office:value="0.0107931" calcext:value-type="float">
            <text:p>0,0107931</text:p>
          </table:table-cell>
          <table:table-cell office:value-type="float" office:value="0" calcext:value-type="float">
            <text:p>0</text:p>
          </table:table-cell>
          <table:table-cell office:value-type="float" office:value="0.0103238" calcext:value-type="float">
            <text:p>0,0103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79" calcext:value-type="float">
            <text:p>2,5179</text:p>
          </table:table-cell>
          <table:table-cell office:value-type="float" office:value="2013" calcext:value-type="float">
            <text:p>2013</text:p>
          </table:table-cell>
          <table:table-cell office:value-type="float" office:value="0.00447094" calcext:value-type="float">
            <text:p>0,00447094</text:p>
          </table:table-cell>
          <table:table-cell office:value-type="float" office:value="0" calcext:value-type="float">
            <text:p>0</text:p>
          </table:table-cell>
          <table:table-cell office:value-type="float" office:value="0.00496771" calcext:value-type="float">
            <text:p>0,00496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1" calcext:value-type="float">
            <text:p>2,541</text:p>
          </table:table-cell>
          <table:table-cell office:value-type="float" office:value="2035" calcext:value-type="float">
            <text:p>2035</text:p>
          </table:table-cell>
          <table:table-cell office:value-type="float" office:value="0.0014742" calcext:value-type="float">
            <text:p>0,0014742</text:p>
          </table:table-cell>
          <table:table-cell office:value-type="float" office:value="0" calcext:value-type="float">
            <text:p>0</text:p>
          </table:table-cell>
          <table:table-cell office:value-type="float" office:value="0.0019656" calcext:value-type="float">
            <text:p>0,0019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41" calcext:value-type="float">
            <text:p>2,5641</text:p>
          </table:table-cell>
          <table:table-cell office:value-type="float" office:value="1812" calcext:value-type="float">
            <text:p>1812</text:p>
          </table:table-cell>
          <table:table-cell office:value-type="float" office:value="0.00220751" calcext:value-type="float">
            <text:p>0,00220751</text:p>
          </table:table-cell>
          <table:table-cell office:value-type="float" office:value="0" calcext:value-type="float">
            <text:p>0</text:p>
          </table:table-cell>
          <table:table-cell office:value-type="float" office:value="0.00165563" calcext:value-type="float">
            <text:p>0,00165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872" calcext:value-type="float">
            <text:p>2,5872</text:p>
          </table:table-cell>
          <table:table-cell office:value-type="float" office:value="1751" calcext:value-type="float">
            <text:p>17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03" calcext:value-type="float">
            <text:p>2,6103</text:p>
          </table:table-cell>
          <table:table-cell office:value-type="float" office:value="1575" calcext:value-type="float">
            <text:p>15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334" calcext:value-type="float">
            <text:p>2,6334</text:p>
          </table:table-cell>
          <table:table-cell office:value-type="float" office:value="1465" calcext:value-type="float">
            <text:p>14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65" calcext:value-type="float">
            <text:p>2,6565</text:p>
          </table:table-cell>
          <table:table-cell office:value-type="float" office:value="1443" calcext:value-type="float">
            <text:p>14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96" calcext:value-type="float">
            <text:p>2,6796</text:p>
          </table:table-cell>
          <table:table-cell office:value-type="float" office:value="1377" calcext:value-type="float">
            <text:p>13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027" calcext:value-type="float">
            <text:p>2,7027</text:p>
          </table:table-cell>
          <table:table-cell office:value-type="float" office:value="1140" calcext:value-type="float">
            <text:p>11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58" calcext:value-type="float">
            <text:p>2,7258</text:p>
          </table:table-cell>
          <table:table-cell office:value-type="float" office:value="1203" calcext:value-type="float">
            <text:p>1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89" calcext:value-type="float">
            <text:p>2,7489</text:p>
          </table:table-cell>
          <table:table-cell office:value-type="float" office:value="1008" calcext:value-type="float">
            <text:p>10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2" calcext:value-type="float">
            <text:p>2,772</text:p>
          </table:table-cell>
          <table:table-cell office:value-type="float" office:value="1021" calcext:value-type="float">
            <text:p>10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51" calcext:value-type="float">
            <text:p>2,7951</text:p>
          </table:table-cell>
          <table:table-cell office:value-type="float" office:value="917" calcext:value-type="float">
            <text:p>9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2" calcext:value-type="float">
            <text:p>2,8182</text:p>
          </table:table-cell>
          <table:table-cell office:value-type="float" office:value="812" calcext:value-type="float">
            <text:p>8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13" calcext:value-type="float">
            <text:p>2,8413</text:p>
          </table:table-cell>
          <table:table-cell office:value-type="float" office:value="805" calcext:value-type="float">
            <text:p>8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44" calcext:value-type="float">
            <text:p>2,8644</text:p>
          </table:table-cell>
          <table:table-cell office:value-type="float" office:value="670" calcext:value-type="float">
            <text:p>67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75" calcext:value-type="float">
            <text:p>2,8875</text:p>
          </table:table-cell>
          <table:table-cell office:value-type="float" office:value="654" calcext:value-type="float">
            <text:p>6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06" calcext:value-type="float">
            <text:p>2,9106</text:p>
          </table:table-cell>
          <table:table-cell office:value-type="float" office:value="526" calcext:value-type="float">
            <text:p>5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37" calcext:value-type="float">
            <text:p>2,9337</text:p>
          </table:table-cell>
          <table:table-cell office:value-type="float" office:value="590" calcext:value-type="float">
            <text:p>59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68" calcext:value-type="float">
            <text:p>2,9568</text:p>
          </table:table-cell>
          <table:table-cell office:value-type="float" office:value="422" calcext:value-type="float">
            <text:p>4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99" calcext:value-type="float">
            <text:p>2,9799</text:p>
          </table:table-cell>
          <table:table-cell office:value-type="float" office:value="455" calcext:value-type="float">
            <text:p>4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03" calcext:value-type="float">
            <text:p>3,003</text:p>
          </table:table-cell>
          <table:table-cell office:value-type="float" office:value="365" calcext:value-type="float">
            <text:p>3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61" calcext:value-type="float">
            <text:p>3,0261</text:p>
          </table:table-cell>
          <table:table-cell office:value-type="float" office:value="360" calcext:value-type="float">
            <text:p>3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92" calcext:value-type="float">
            <text:p>3,0492</text:p>
          </table:table-cell>
          <table:table-cell office:value-type="float" office:value="284" calcext:value-type="float">
            <text:p>2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3" calcext:value-type="float">
            <text:p>3,0723</text:p>
          </table:table-cell>
          <table:table-cell office:value-type="float" office:value="275" calcext:value-type="float">
            <text:p>2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54" calcext:value-type="float">
            <text:p>3,0954</text:p>
          </table:table-cell>
          <table:table-cell office:value-type="float" office:value="242" calcext:value-type="float">
            <text:p>2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185" calcext:value-type="float">
            <text:p>3,118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16" calcext:value-type="float">
            <text:p>3,1416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47" calcext:value-type="float">
            <text:p>3,1647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878" calcext:value-type="float">
            <text:p>3,1878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09" calcext:value-type="float">
            <text:p>3,2109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34" calcext:value-type="float">
            <text:p>3,234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71" calcext:value-type="float">
            <text:p>3,2571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02" calcext:value-type="float">
            <text:p>3,2802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033" calcext:value-type="float">
            <text:p>3,3033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64" calcext:value-type="float">
            <text:p>3,3264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95" calcext:value-type="float">
            <text:p>3,349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26" calcext:value-type="float">
            <text:p>3,3726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57" calcext:value-type="float">
            <text:p>3,395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8" calcext:value-type="float">
            <text:p>3,4188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19" calcext:value-type="float">
            <text:p>3,441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5" calcext:value-type="float">
            <text:p>3,46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81" calcext:value-type="float">
            <text:p>3,488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12" calcext:value-type="float">
            <text:p>3,511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43" calcext:value-type="float">
            <text:p>3,534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74" calcext:value-type="float">
            <text:p>3,557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05" calcext:value-type="float">
            <text:p>3,580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36" calcext:value-type="float">
            <text:p>3,603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67" calcext:value-type="float">
            <text:p>3,62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98" calcext:value-type="float">
            <text:p>3,649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nan</text:p>
          </table:table-cell>
        </table:table-row>
        <table:table-row table:style-name="ro1">
          <table:table-cell office:value-type="float" office:value="3.6729" calcext:value-type="float">
            <text:p>3,672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,69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nan</text:p>
          </table:table-cell>
        </table:table-row>
        <table:table-row table:style-name="ro1">
          <table:table-cell office:value-type="float" office:value="3.7191" calcext:value-type="float">
            <text:p>3,719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nan</text:p>
          </table:table-cell>
        </table:table-row>
        <table:table-row table:style-name="ro1">
          <table:table-cell office:value-type="float" office:value="3.7422" calcext:value-type="float">
            <text:p>3,742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nan</text:p>
          </table:table-cell>
        </table:table-row>
        <table:table-row table:style-name="ro1">
          <table:table-cell office:value-type="float" office:value="3.7653" calcext:value-type="float">
            <text:p>3,765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nan</text:p>
          </table:table-cell>
        </table:table-row>
        <table:table-row table:style-name="ro1">
          <table:table-cell office:value-type="float" office:value="3.7884" calcext:value-type="float">
            <text:p>3,788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nan</text:p>
          </table:table-cell>
        </table:table-row>
        <table:table-row table:style-name="ro1">
          <table:table-cell office:value-type="float" office:value="3.8115" calcext:value-type="float">
            <text:p>3,81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nan</text:p>
          </table:table-cell>
        </table:table-row>
        <table:table-row table:style-name="ro1">
          <table:table-cell office:value-type="float" office:value="3.8346" calcext:value-type="float">
            <text:p>3,834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nan</text:p>
          </table:table-cell>
        </table:table-row>
        <table:table-row table:style-name="ro1">
          <table:table-cell office:value-type="float" office:value="3.8577" calcext:value-type="float">
            <text:p>3,857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nan</text:p>
          </table:table-cell>
        </table:table-row>
        <table:table-row table:style-name="ro1">
          <table:table-cell office:value-type="float" office:value="3.8808" calcext:value-type="float">
            <text:p>3,880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nan</text:p>
          </table:table-cell>
        </table:table-row>
        <table:table-row table:style-name="ro1">
          <table:table-cell office:value-type="float" office:value="3.9039" calcext:value-type="float">
            <text:p>3,903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nan</text:p>
          </table:table-cell>
        </table:table-row>
        <table:table-row table:style-name="ro1">
          <table:table-cell office:value-type="float" office:value="3.927" calcext:value-type="float">
            <text:p>3,92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nan</text:p>
          </table:table-cell>
        </table:table-row>
        <table:table-row table:style-name="ro1">
          <table:table-cell office:value-type="float" office:value="3.9501" calcext:value-type="float">
            <text:p>3,95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nan</text:p>
          </table:table-cell>
        </table:table-row>
        <table:table-row table:style-name="ro1">
          <table:table-cell office:value-type="float" office:value="3.9732" calcext:value-type="float">
            <text:p>3,97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0T22:18:00.590482733</dc:date>
    <meta:editing-duration>PT1M1S</meta:editing-duration>
    <meta:editing-cycles>1</meta:editing-cycles>
    <meta:document-statistic meta:table-count="1" meta:cell-count="1044" meta:object-count="1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3.847cm" svg:height="30.707cm" xlink:href=".." xlink:type="simple" chart:class="chart:line" chart:style-name="ch1">
        <chart:legend chart:legend-position="end" svg:x="40.732cm" svg:y="14.365cm" style:legend-expansion="high" chart:style-name="ch2"/>
        <chart:plot-area chart:style-name="ch3" table:cell-range-address="basicHistogram.A1:basicHistogram.A174 basicHistogram.C1:basicHistogram.F174" chart:data-source-has-labels="both" svg:x="0.876cm" svg:y="0.614cm" svg:width="38.98cm" svg:height="29.479cm">
          <chartooo:coordinate-region svg:x="1.829cm" svg:y="0.614cm" svg:width="38.027cm" svg:height="28.003cm"/>
          <chart:axis chart:dimension="x" chart:name="primary-x" chart:style-name="ch4" chartooo:axis-type="auto">
            <chartooo:date-scale/>
            <chart:categories table:cell-range-address="basicHistogram.A2:basicHistogram.A17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asicHistogram.C2:basicHistogram.C174" chart:label-cell-address="basicHistogram.C1:basicHistogram.C1" chart:class="chart:line">
            <chart:data-point chart:repeated="173"/>
          </chart:series>
          <chart:series chart:style-name="ch7" chart:values-cell-range-address="basicHistogram.D2:basicHistogram.D174" chart:label-cell-address="basicHistogram.D1:basicHistogram.D1" chart:class="chart:line">
            <chart:data-point chart:repeated="173"/>
          </chart:series>
          <chart:series chart:style-name="ch8" chart:values-cell-range-address="basicHistogram.E2:basicHistogram.E174" chart:label-cell-address="basicHistogram.E1:basicHistogram.E1" chart:class="chart:line">
            <chart:data-point chart:repeated="173"/>
          </chart:series>
          <chart:series chart:style-name="ch9" chart:values-cell-range-address="basicHistogram.F2:basicHistogram.F174" chart:label-cell-address="basicHistogram.F1:basicHistogram.F1" chart:class="chart:line">
            <chart:data-point chart:repeated="17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eigen</text:p>
                <draw:g>
                  <svg:desc>basicHistogram.C1:basicHistogram.C1</svg:desc>
                </draw:g>
              </table:table-cell>
              <table:table-cell office:value-type="string">
                <text:p>%spantree</text:p>
                <draw:g>
                  <svg:desc>basicHistogram.D1:basicHistogram.D1</svg:desc>
                </draw:g>
              </table:table-cell>
              <table:table-cell office:value-type="string">
                <text:p>%cosine</text:p>
                <draw:g>
                  <svg:desc>basicHistogram.E1:basicHistogram.E1</svg:desc>
                </draw:g>
              </table:table-cell>
              <table:table-cell office:value-type="string">
                <text:p>%common</text:p>
                <draw:g>
                  <svg:desc>basicHistogram.F1:basicHistogram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basicHistogram.A2:basicHistogram.A174</svg:desc>
                </draw:g>
              </table:table-cell>
              <table:table-cell office:value-type="float" office:value="0.00526143">
                <text:p>0.00526143</text:p>
                <draw:g>
                  <svg:desc>basicHistogram.C2:basicHistogram.C174</svg:desc>
                </draw:g>
              </table:table-cell>
              <table:table-cell office:value-type="float" office:value="0.0016442">
                <text:p>0.0016442</text:p>
                <draw:g>
                  <svg:desc>basicHistogram.D2:basicHistogram.D174</svg:desc>
                </draw:g>
              </table:table-cell>
              <table:table-cell office:value-type="float" office:value="0.00361723">
                <text:p>0.00361723</text:p>
                <draw:g>
                  <svg:desc>basicHistogram.E2:basicHistogram.E174</svg:desc>
                </draw:g>
              </table:table-cell>
              <table:table-cell office:value-type="float" office:value="0.0016442">
                <text:p>0.0016442</text:p>
                <draw:g>
                  <svg:desc>basicHistogram.F2:basicHistogram.F174</svg:desc>
                </draw:g>
              </table:table-cell>
            </table:table-row>
            <table:table-row>
              <table:table-cell office:value-type="float" office:value="0.0231">
                <text:p>0.0231</text:p>
              </table:table-cell>
              <table:table-cell office:value-type="float" office:value="0.017348">
                <text:p>0.017348</text:p>
              </table:table-cell>
              <table:table-cell office:value-type="float" office:value="0.0063552">
                <text:p>0.0063552</text:p>
              </table:table-cell>
              <table:table-cell office:value-type="float" office:value="0.0154586">
                <text:p>0.0154586</text:p>
              </table:table-cell>
              <table:table-cell office:value-type="float" office:value="0.00532463">
                <text:p>0.00532463</text:p>
              </table:table-cell>
            </table:table-row>
            <table:table-row>
              <table:table-cell office:value-type="float" office:value="0.0462">
                <text:p>0.0462</text:p>
              </table:table-cell>
              <table:table-cell office:value-type="float" office:value="0.0240488">
                <text:p>0.0240488</text:p>
              </table:table-cell>
              <table:table-cell office:value-type="float" office:value="0.00741804">
                <text:p>0.00741804</text:p>
              </table:table-cell>
              <table:table-cell office:value-type="float" office:value="0.020938">
                <text:p>0.020938</text:p>
              </table:table-cell>
              <table:table-cell office:value-type="float" office:value="0.00622158">
                <text:p>0.00622158</text:p>
              </table:table-cell>
            </table:table-row>
            <table:table-row>
              <table:table-cell office:value-type="float" office:value="0.0693">
                <text:p>0.0693</text:p>
              </table:table-cell>
              <table:table-cell office:value-type="float" office:value="0.0173204">
                <text:p>0.0173204</text:p>
              </table:table-cell>
              <table:table-cell office:value-type="float" office:value="0.00623167">
                <text:p>0.00623167</text:p>
              </table:table-cell>
              <table:table-cell office:value-type="float" office:value="0.0215359">
                <text:p>0.0215359</text:p>
              </table:table-cell>
              <table:table-cell office:value-type="float" office:value="0.00449047">
                <text:p>0.00449047</text:p>
              </table:table-cell>
            </table:table-row>
            <table:table-row>
              <table:table-cell office:value-type="float" office:value="0.0924">
                <text:p>0.0924</text:p>
              </table:table-cell>
              <table:table-cell office:value-type="float" office:value="0.0398304">
                <text:p>0.0398304</text:p>
              </table:table-cell>
              <table:table-cell office:value-type="float" office:value="0.0138367">
                <text:p>0.0138367</text:p>
              </table:table-cell>
              <table:table-cell office:value-type="float" office:value="0.0355115">
                <text:p>0.0355115</text:p>
              </table:table-cell>
              <table:table-cell office:value-type="float" office:value="0.0103975">
                <text:p>0.0103975</text:p>
              </table:table-cell>
            </table:table-row>
            <table:table-row>
              <table:table-cell office:value-type="float" office:value="0.1155">
                <text:p>0.1155</text:p>
              </table:table-cell>
              <table:table-cell office:value-type="float" office:value="0.0245286">
                <text:p>0.0245286</text:p>
              </table:table-cell>
              <table:table-cell office:value-type="float" office:value="0.00745088">
                <text:p>0.00745088</text:p>
              </table:table-cell>
              <table:table-cell office:value-type="float" office:value="0.0234736">
                <text:p>0.0234736</text:p>
              </table:table-cell>
              <table:table-cell office:value-type="float" office:value="0.00580245">
                <text:p>0.00580245</text:p>
              </table:table-cell>
            </table:table-row>
            <table:table-row>
              <table:table-cell office:value-type="float" office:value="0.1386">
                <text:p>0.1386</text:p>
              </table:table-cell>
              <table:table-cell office:value-type="float" office:value="0.0344722">
                <text:p>0.0344722</text:p>
              </table:table-cell>
              <table:table-cell office:value-type="float" office:value="0.014686">
                <text:p>0.014686</text:p>
              </table:table-cell>
              <table:table-cell office:value-type="float" office:value="0.0358855">
                <text:p>0.0358855</text:p>
              </table:table-cell>
              <table:table-cell office:value-type="float" office:value="0.0114293">
                <text:p>0.0114293</text:p>
              </table:table-cell>
            </table:table-row>
            <table:table-row>
              <table:table-cell office:value-type="float" office:value="0.1617">
                <text:p>0.1617</text:p>
              </table:table-cell>
              <table:table-cell office:value-type="float" office:value="0.0398962">
                <text:p>0.0398962</text:p>
              </table:table-cell>
              <table:table-cell office:value-type="float" office:value="0.0147584">
                <text:p>0.0147584</text:p>
              </table:table-cell>
              <table:table-cell office:value-type="float" office:value="0.0356255">
                <text:p>0.0356255</text:p>
              </table:table-cell>
              <table:table-cell office:value-type="float" office:value="0.0121635">
                <text:p>0.0121635</text:p>
              </table:table-cell>
            </table:table-row>
            <table:table-row>
              <table:table-cell office:value-type="float" office:value="0.1848">
                <text:p>0.1848</text:p>
              </table:table-cell>
              <table:table-cell office:value-type="float" office:value="0.0235788">
                <text:p>0.0235788</text:p>
              </table:table-cell>
              <table:table-cell office:value-type="float" office:value="0.00888243">
                <text:p>0.00888243</text:p>
              </table:table-cell>
              <table:table-cell office:value-type="float" office:value="0.0262705">
                <text:p>0.0262705</text:p>
              </table:table-cell>
              <table:table-cell office:value-type="float" office:value="0.00565245">
                <text:p>0.00565245</text:p>
              </table:table-cell>
            </table:table-row>
            <table:table-row>
              <table:table-cell office:value-type="float" office:value="0.2079">
                <text:p>0.2079</text:p>
              </table:table-cell>
              <table:table-cell office:value-type="float" office:value="0.0482002">
                <text:p>0.0482002</text:p>
              </table:table-cell>
              <table:table-cell office:value-type="float" office:value="0.0252282">
                <text:p>0.0252282</text:p>
              </table:table-cell>
              <table:table-cell office:value-type="float" office:value="0.0543534">
                <text:p>0.0543534</text:p>
              </table:table-cell>
              <table:table-cell office:value-type="float" office:value="0.0175367">
                <text:p>0.0175367</text:p>
              </table:table-cell>
            </table:table-row>
            <table:table-row>
              <table:table-cell office:value-type="float" office:value="0.231">
                <text:p>0.231</text:p>
              </table:table-cell>
              <table:table-cell office:value-type="float" office:value="0.0289227">
                <text:p>0.0289227</text:p>
              </table:table-cell>
              <table:table-cell office:value-type="float" office:value="0.0123954">
                <text:p>0.0123954</text:p>
              </table:table-cell>
              <table:table-cell office:value-type="float" office:value="0.0302999">
                <text:p>0.0302999</text:p>
              </table:table-cell>
              <table:table-cell office:value-type="float" office:value="0.00928382">
                <text:p>0.00928382</text:p>
              </table:table-cell>
            </table:table-row>
            <table:table-row>
              <table:table-cell office:value-type="float" office:value="0.2541">
                <text:p>0.2541</text:p>
              </table:table-cell>
              <table:table-cell office:value-type="float" office:value="0.0419545">
                <text:p>0.0419545</text:p>
              </table:table-cell>
              <table:table-cell office:value-type="float" office:value="0.0213302">
                <text:p>0.0213302</text:p>
              </table:table-cell>
              <table:table-cell office:value-type="float" office:value="0.0440724">
                <text:p>0.0440724</text:p>
              </table:table-cell>
              <table:table-cell office:value-type="float" office:value="0.0163381">
                <text:p>0.0163381</text:p>
              </table:table-cell>
            </table:table-row>
            <table:table-row>
              <table:table-cell office:value-type="float" office:value="0.2772">
                <text:p>0.2772</text:p>
              </table:table-cell>
              <table:table-cell office:value-type="float" office:value="0.0361496">
                <text:p>0.0361496</text:p>
              </table:table-cell>
              <table:table-cell office:value-type="float" office:value="0.0202291">
                <text:p>0.0202291</text:p>
              </table:table-cell>
              <table:table-cell office:value-type="float" office:value="0.0418243">
                <text:p>0.0418243</text:p>
              </table:table-cell>
              <table:table-cell office:value-type="float" office:value="0.0123476">
                <text:p>0.0123476</text:p>
              </table:table-cell>
            </table:table-row>
            <table:table-row>
              <table:table-cell office:value-type="float" office:value="0.3003">
                <text:p>0.3003</text:p>
              </table:table-cell>
              <table:table-cell office:value-type="float" office:value="0.0506004">
                <text:p>0.0506004</text:p>
              </table:table-cell>
              <table:table-cell office:value-type="float" office:value="0.0271477">
                <text:p>0.0271477</text:p>
              </table:table-cell>
              <table:table-cell office:value-type="float" office:value="0.0539362">
                <text:p>0.0539362</text:p>
              </table:table-cell>
              <table:table-cell office:value-type="float" office:value="0.0176024">
                <text:p>0.0176024</text:p>
              </table:table-cell>
            </table:table-row>
            <table:table-row>
              <table:table-cell office:value-type="float" office:value="0.3234">
                <text:p>0.3234</text:p>
              </table:table-cell>
              <table:table-cell office:value-type="float" office:value="0.0529758">
                <text:p>0.0529758</text:p>
              </table:table-cell>
              <table:table-cell office:value-type="float" office:value="0.0278313">
                <text:p>0.0278313</text:p>
              </table:table-cell>
              <table:table-cell office:value-type="float" office:value="0.0554598">
                <text:p>0.0554598</text:p>
              </table:table-cell>
              <table:table-cell office:value-type="float" office:value="0.0208354">
                <text:p>0.0208354</text:p>
              </table:table-cell>
            </table:table-row>
            <table:table-row>
              <table:table-cell office:value-type="float" office:value="0.3465">
                <text:p>0.3465</text:p>
              </table:table-cell>
              <table:table-cell office:value-type="float" office:value="0.0159634">
                <text:p>0.0159634</text:p>
              </table:table-cell>
              <table:table-cell office:value-type="float" office:value="0.0121277">
                <text:p>0.0121277</text:p>
              </table:table-cell>
              <table:table-cell office:value-type="float" office:value="0.0267374">
                <text:p>0.0267374</text:p>
              </table:table-cell>
              <table:table-cell office:value-type="float" office:value="0.00462545">
                <text:p>0.00462545</text:p>
              </table:table-cell>
            </table:table-row>
            <table:table-row>
              <table:table-cell office:value-type="float" office:value="0.3696">
                <text:p>0.3696</text:p>
              </table:table-cell>
              <table:table-cell office:value-type="float" office:value="0.0970174">
                <text:p>0.0970174</text:p>
              </table:table-cell>
              <table:table-cell office:value-type="float" office:value="0.0550976">
                <text:p>0.0550976</text:p>
              </table:table-cell>
              <table:table-cell office:value-type="float" office:value="0.101464">
                <text:p>0.101464</text:p>
              </table:table-cell>
              <table:table-cell office:value-type="float" office:value="0.0428416">
                <text:p>0.0428416</text:p>
              </table:table-cell>
            </table:table-row>
            <table:table-row>
              <table:table-cell office:value-type="float" office:value="0.3927">
                <text:p>0.3927</text:p>
              </table:table-cell>
              <table:table-cell office:value-type="float" office:value="0.0408538">
                <text:p>0.0408538</text:p>
              </table:table-cell>
              <table:table-cell office:value-type="float" office:value="0.0279277">
                <text:p>0.0279277</text:p>
              </table:table-cell>
              <table:table-cell office:value-type="float" office:value="0.0511118">
                <text:p>0.0511118</text:p>
              </table:table-cell>
              <table:table-cell office:value-type="float" office:value="0.0175511">
                <text:p>0.0175511</text:p>
              </table:table-cell>
            </table:table-row>
            <table:table-row>
              <table:table-cell office:value-type="float" office:value="0.4158">
                <text:p>0.4158</text:p>
              </table:table-cell>
              <table:table-cell office:value-type="float" office:value="0.0703581">
                <text:p>0.0703581</text:p>
              </table:table-cell>
              <table:table-cell office:value-type="float" office:value="0.0417633">
                <text:p>0.0417633</text:p>
              </table:table-cell>
              <table:table-cell office:value-type="float" office:value="0.0765034">
                <text:p>0.0765034</text:p>
              </table:table-cell>
              <table:table-cell office:value-type="float" office:value="0.0299116">
                <text:p>0.0299116</text:p>
              </table:table-cell>
            </table:table-row>
            <table:table-row>
              <table:table-cell office:value-type="float" office:value="0.4389">
                <text:p>0.4389</text:p>
              </table:table-cell>
              <table:table-cell office:value-type="float" office:value="0.0885641">
                <text:p>0.0885641</text:p>
              </table:table-cell>
              <table:table-cell office:value-type="float" office:value="0.0534332">
                <text:p>0.0534332</text:p>
              </table:table-cell>
              <table:table-cell office:value-type="float" office:value="0.0990665">
                <text:p>0.0990665</text:p>
              </table:table-cell>
              <table:table-cell office:value-type="float" office:value="0.0383245">
                <text:p>0.0383245</text:p>
              </table:table-cell>
            </table:table-row>
            <table:table-row>
              <table:table-cell office:value-type="float" office:value="0.462">
                <text:p>0.462</text:p>
              </table:table-cell>
              <table:table-cell office:value-type="float" office:value="0.0467087">
                <text:p>0.0467087</text:p>
              </table:table-cell>
              <table:table-cell office:value-type="float" office:value="0.0328113">
                <text:p>0.0328113</text:p>
              </table:table-cell>
              <table:table-cell office:value-type="float" office:value="0.0627754">
                <text:p>0.0627754</text:p>
              </table:table-cell>
              <table:table-cell office:value-type="float" office:value="0.0164735">
                <text:p>0.0164735</text:p>
              </table:table-cell>
            </table:table-row>
            <table:table-row>
              <table:table-cell office:value-type="float" office:value="0.4851">
                <text:p>0.4851</text:p>
              </table:table-cell>
              <table:table-cell office:value-type="float" office:value="0.141483">
                <text:p>0.141483</text:p>
              </table:table-cell>
              <table:table-cell office:value-type="float" office:value="0.0757847">
                <text:p>0.0757847</text:p>
              </table:table-cell>
              <table:table-cell office:value-type="float" office:value="0.139425">
                <text:p>0.139425</text:p>
              </table:table-cell>
              <table:table-cell office:value-type="float" office:value="0.0649015">
                <text:p>0.0649015</text:p>
              </table:table-cell>
            </table:table-row>
            <table:table-row>
              <table:table-cell office:value-type="float" office:value="0.5082">
                <text:p>0.5082</text:p>
              </table:table-cell>
              <table:table-cell office:value-type="float" office:value="0.0612844">
                <text:p>0.0612844</text:p>
              </table:table-cell>
              <table:table-cell office:value-type="float" office:value="0.0485872">
                <text:p>0.0485872</text:p>
              </table:table-cell>
              <table:table-cell office:value-type="float" office:value="0.0932844">
                <text:p>0.0932844</text:p>
              </table:table-cell>
              <table:table-cell office:value-type="float" office:value="0.0245138">
                <text:p>0.0245138</text:p>
              </table:table-cell>
            </table:table-row>
            <table:table-row>
              <table:table-cell office:value-type="float" office:value="0.5313">
                <text:p>0.5313</text:p>
              </table:table-cell>
              <table:table-cell office:value-type="float" office:value="0.122305">
                <text:p>0.122305</text:p>
              </table:table-cell>
              <table:table-cell office:value-type="float" office:value="0.0722398">
                <text:p>0.0722398</text:p>
              </table:table-cell>
              <table:table-cell office:value-type="float" office:value="0.128409">
                <text:p>0.128409</text:p>
              </table:table-cell>
              <table:table-cell office:value-type="float" office:value="0.0561694">
                <text:p>0.0561694</text:p>
              </table:table-cell>
            </table:table-row>
            <table:table-row>
              <table:table-cell office:value-type="float" office:value="0.5544">
                <text:p>0.5544</text:p>
              </table:table-cell>
              <table:table-cell office:value-type="float" office:value="0.0885594">
                <text:p>0.0885594</text:p>
              </table:table-cell>
              <table:table-cell office:value-type="float" office:value="0.0578512">
                <text:p>0.0578512</text:p>
              </table:table-cell>
              <table:table-cell office:value-type="float" office:value="0.108977">
                <text:p>0.108977</text:p>
              </table:table-cell>
              <table:table-cell office:value-type="float" office:value="0.0361368">
                <text:p>0.0361368</text:p>
              </table:table-cell>
            </table:table-row>
            <table:table-row>
              <table:table-cell office:value-type="float" office:value="0.5775">
                <text:p>0.5775</text:p>
              </table:table-cell>
              <table:table-cell office:value-type="float" office:value="0.132607">
                <text:p>0.132607</text:p>
              </table:table-cell>
              <table:table-cell office:value-type="float" office:value="0.0819068">
                <text:p>0.0819068</text:p>
              </table:table-cell>
              <table:table-cell office:value-type="float" office:value="0.143501">
                <text:p>0.143501</text:p>
              </table:table-cell>
              <table:table-cell office:value-type="float" office:value="0.065935">
                <text:p>0.065935</text:p>
              </table:table-cell>
            </table:table-row>
            <table:table-row>
              <table:table-cell office:value-type="float" office:value="0.6006">
                <text:p>0.6006</text:p>
              </table:table-cell>
              <table:table-cell office:value-type="float" office:value="0.173021">
                <text:p>0.173021</text:p>
              </table:table-cell>
              <table:table-cell office:value-type="float" office:value="0.0950147">
                <text:p>0.0950147</text:p>
              </table:table-cell>
              <table:table-cell office:value-type="float" office:value="0.185505">
                <text:p>0.185505</text:p>
              </table:table-cell>
              <table:table-cell office:value-type="float" office:value="0.0713867">
                <text:p>0.0713867</text:p>
              </table:table-cell>
            </table:table-row>
            <table:table-row>
              <table:table-cell office:value-type="float" office:value="0.6237">
                <text:p>0.6237</text:p>
              </table:table-cell>
              <table:table-cell office:value-type="float" office:value="0.104864">
                <text:p>0.104864</text:p>
              </table:table-cell>
              <table:table-cell office:value-type="float" office:value="0.0714687">
                <text:p>0.0714687</text:p>
              </table:table-cell>
              <table:table-cell office:value-type="float" office:value="0.128344">
                <text:p>0.128344</text:p>
              </table:table-cell>
              <table:table-cell office:value-type="float" office:value="0.0481759">
                <text:p>0.0481759</text:p>
              </table:table-cell>
            </table:table-row>
            <table:table-row>
              <table:table-cell office:value-type="float" office:value="0.6468">
                <text:p>0.6468</text:p>
              </table:table-cell>
              <table:table-cell office:value-type="float" office:value="0.176272">
                <text:p>0.176272</text:p>
              </table:table-cell>
              <table:table-cell office:value-type="float" office:value="0.0977258">
                <text:p>0.0977258</text:p>
              </table:table-cell>
              <table:table-cell office:value-type="float" office:value="0.184948">
                <text:p>0.184948</text:p>
              </table:table-cell>
              <table:table-cell office:value-type="float" office:value="0.0792766">
                <text:p>0.0792766</text:p>
              </table:table-cell>
            </table:table-row>
            <table:table-row>
              <table:table-cell office:value-type="float" office:value="0.6699">
                <text:p>0.6699</text:p>
              </table:table-cell>
              <table:table-cell office:value-type="float" office:value="0.173743">
                <text:p>0.173743</text:p>
              </table:table-cell>
              <table:table-cell office:value-type="float" office:value="0.109828">
                <text:p>0.109828</text:p>
              </table:table-cell>
              <table:table-cell office:value-type="float" office:value="0.204746">
                <text:p>0.204746</text:p>
              </table:table-cell>
              <table:table-cell office:value-type="float" office:value="0.0829166">
                <text:p>0.0829166</text:p>
              </table:table-cell>
            </table:table-row>
            <table:table-row>
              <table:table-cell office:value-type="float" office:value="0.693">
                <text:p>0.693</text:p>
              </table:table-cell>
              <table:table-cell office:value-type="float" office:value="0.197696">
                <text:p>0.197696</text:p>
              </table:table-cell>
              <table:table-cell office:value-type="float" office:value="0.113576">
                <text:p>0.113576</text:p>
              </table:table-cell>
              <table:table-cell office:value-type="float" office:value="0.211008">
                <text:p>0.211008</text:p>
              </table:table-cell>
              <table:table-cell office:value-type="float" office:value="0.0918618">
                <text:p>0.0918618</text:p>
              </table:table-cell>
            </table:table-row>
            <table:table-row>
              <table:table-cell office:value-type="float" office:value="0.7161">
                <text:p>0.7161</text:p>
              </table:table-cell>
              <table:table-cell office:value-type="float" office:value="0.132149">
                <text:p>0.132149</text:p>
              </table:table-cell>
              <table:table-cell office:value-type="float" office:value="0.0740036">
                <text:p>0.0740036</text:p>
              </table:table-cell>
              <table:table-cell office:value-type="float" office:value="0.148007">
                <text:p>0.148007</text:p>
              </table:table-cell>
              <table:table-cell office:value-type="float" office:value="0.0481023">
                <text:p>0.0481023</text:p>
              </table:table-cell>
            </table:table-row>
            <table:table-row>
              <table:table-cell office:value-type="float" office:value="0.7392">
                <text:p>0.7392</text:p>
              </table:table-cell>
              <table:table-cell office:value-type="float" office:value="0.191774">
                <text:p>0.191774</text:p>
              </table:table-cell>
              <table:table-cell office:value-type="float" office:value="0.121366">
                <text:p>0.121366</text:p>
              </table:table-cell>
              <table:table-cell office:value-type="float" office:value="0.217708">
                <text:p>0.217708</text:p>
              </table:table-cell>
              <table:table-cell office:value-type="float" office:value="0.102826">
                <text:p>0.102826</text:p>
              </table:table-cell>
            </table:table-row>
            <table:table-row>
              <table:table-cell office:value-type="float" office:value="0.7623">
                <text:p>0.7623</text:p>
              </table:table-cell>
              <table:table-cell office:value-type="float" office:value="0.291731">
                <text:p>0.291731</text:p>
              </table:table-cell>
              <table:table-cell office:value-type="float" office:value="0.146396">
                <text:p>0.146396</text:p>
              </table:table-cell>
              <table:table-cell office:value-type="float" office:value="0.29308">
                <text:p>0.29308</text:p>
              </table:table-cell>
              <table:table-cell office:value-type="float" office:value="0.129819">
                <text:p>0.129819</text:p>
              </table:table-cell>
            </table:table-row>
            <table:table-row>
              <table:table-cell office:value-type="float" office:value="0.7854">
                <text:p>0.7854</text:p>
              </table:table-cell>
              <table:table-cell office:value-type="float" office:value="0.142469">
                <text:p>0.142469</text:p>
              </table:table-cell>
              <table:table-cell office:value-type="float" office:value="0.0943273">
                <text:p>0.0943273</text:p>
              </table:table-cell>
              <table:table-cell office:value-type="float" office:value="0.182678">
                <text:p>0.182678</text:p>
              </table:table-cell>
              <table:table-cell office:value-type="float" office:value="0.0592263">
                <text:p>0.0592263</text:p>
              </table:table-cell>
            </table:table-row>
            <table:table-row>
              <table:table-cell office:value-type="float" office:value="0.8085">
                <text:p>0.8085</text:p>
              </table:table-cell>
              <table:table-cell office:value-type="float" office:value="0.243599">
                <text:p>0.243599</text:p>
              </table:table-cell>
              <table:table-cell office:value-type="float" office:value="0.132476">
                <text:p>0.132476</text:p>
              </table:table-cell>
              <table:table-cell office:value-type="float" office:value="0.255416">
                <text:p>0.255416</text:p>
              </table:table-cell>
              <table:table-cell office:value-type="float" office:value="0.118897">
                <text:p>0.118897</text:p>
              </table:table-cell>
            </table:table-row>
            <table:table-row>
              <table:table-cell office:value-type="float" office:value="0.8316">
                <text:p>0.8316</text:p>
              </table:table-cell>
              <table:table-cell office:value-type="float" office:value="0.211693">
                <text:p>0.211693</text:p>
              </table:table-cell>
              <table:table-cell office:value-type="float" office:value="0.110183">
                <text:p>0.110183</text:p>
              </table:table-cell>
              <table:table-cell office:value-type="float" office:value="0.22904">
                <text:p>0.22904</text:p>
              </table:table-cell>
              <table:table-cell office:value-type="float" office:value="0.0898383">
                <text:p>0.0898383</text:p>
              </table:table-cell>
            </table:table-row>
            <table:table-row>
              <table:table-cell office:value-type="float" office:value="0.8547">
                <text:p>0.8547</text:p>
              </table:table-cell>
              <table:table-cell office:value-type="float" office:value="0.213984">
                <text:p>0.213984</text:p>
              </table:table-cell>
              <table:table-cell office:value-type="float" office:value="0.125139">
                <text:p>0.125139</text:p>
              </table:table-cell>
              <table:table-cell office:value-type="float" office:value="0.244155">
                <text:p>0.244155</text:p>
              </table:table-cell>
              <table:table-cell office:value-type="float" office:value="0.103095">
                <text:p>0.103095</text:p>
              </table:table-cell>
            </table:table-row>
            <table:table-row>
              <table:table-cell office:value-type="float" office:value="0.8778">
                <text:p>0.8778</text:p>
              </table:table-cell>
              <table:table-cell office:value-type="float" office:value="0.232761">
                <text:p>0.232761</text:p>
              </table:table-cell>
              <table:table-cell office:value-type="float" office:value="0.130236">
                <text:p>0.130236</text:p>
              </table:table-cell>
              <table:table-cell office:value-type="float" office:value="0.249494">
                <text:p>0.249494</text:p>
              </table:table-cell>
              <table:table-cell office:value-type="float" office:value="0.113823">
                <text:p>0.113823</text:p>
              </table:table-cell>
            </table:table-row>
            <table:table-row>
              <table:table-cell office:value-type="float" office:value="0.9009">
                <text:p>0.9009</text:p>
              </table:table-cell>
              <table:table-cell office:value-type="float" office:value="0.27151">
                <text:p>0.27151</text:p>
              </table:table-cell>
              <table:table-cell office:value-type="float" office:value="0.134683">
                <text:p>0.134683</text:p>
              </table:table-cell>
              <table:table-cell office:value-type="float" office:value="0.284796">
                <text:p>0.284796</text:p>
              </table:table-cell>
              <table:table-cell office:value-type="float" office:value="0.123004">
                <text:p>0.123004</text:p>
              </table:table-cell>
            </table:table-row>
            <table:table-row>
              <table:table-cell office:value-type="float" office:value="0.924">
                <text:p>0.924</text:p>
              </table:table-cell>
              <table:table-cell office:value-type="float" office:value="0.169635">
                <text:p>0.169635</text:p>
              </table:table-cell>
              <table:table-cell office:value-type="float" office:value="0.0974191">
                <text:p>0.0974191</text:p>
              </table:table-cell>
              <table:table-cell office:value-type="float" office:value="0.199564">
                <text:p>0.199564</text:p>
              </table:table-cell>
              <table:table-cell office:value-type="float" office:value="0.0754877">
                <text:p>0.0754877</text:p>
              </table:table-cell>
            </table:table-row>
            <table:table-row>
              <table:table-cell office:value-type="float" office:value="0.9471">
                <text:p>0.9471</text:p>
              </table:table-cell>
              <table:table-cell office:value-type="float" office:value="0.308403">
                <text:p>0.308403</text:p>
              </table:table-cell>
              <table:table-cell office:value-type="float" office:value="0.164583">
                <text:p>0.164583</text:p>
              </table:table-cell>
              <table:table-cell office:value-type="float" office:value="0.320252">
                <text:p>0.320252</text:p>
              </table:table-cell>
              <table:table-cell office:value-type="float" office:value="0.155452">
                <text:p>0.155452</text:p>
              </table:table-cell>
            </table:table-row>
            <table:table-row>
              <table:table-cell office:value-type="float" office:value="0.9702">
                <text:p>0.9702</text:p>
              </table:table-cell>
              <table:table-cell office:value-type="float" office:value="0.2838">
                <text:p>0.2838</text:p>
              </table:table-cell>
              <table:table-cell office:value-type="float" office:value="0.138774">
                <text:p>0.138774</text:p>
              </table:table-cell>
              <table:table-cell office:value-type="float" office:value="0.298203">
                <text:p>0.298203</text:p>
              </table:table-cell>
              <table:table-cell office:value-type="float" office:value="0.123702">
                <text:p>0.123702</text:p>
              </table:table-cell>
            </table:table-row>
            <table:table-row>
              <table:table-cell office:value-type="float" office:value="0.9933">
                <text:p>0.9933</text:p>
              </table:table-cell>
              <table:table-cell office:value-type="float" office:value="0.234177">
                <text:p>0.234177</text:p>
              </table:table-cell>
              <table:table-cell office:value-type="float" office:value="0.129286">
                <text:p>0.129286</text:p>
              </table:table-cell>
              <table:table-cell office:value-type="float" office:value="0.256211">
                <text:p>0.256211</text:p>
              </table:table-cell>
              <table:table-cell office:value-type="float" office:value="0.110174">
                <text:p>0.110174</text:p>
              </table:table-cell>
            </table:table-row>
            <table:table-row>
              <table:table-cell office:value-type="float" office:value="1.0164">
                <text:p>1.0164</text:p>
              </table:table-cell>
              <table:table-cell office:value-type="float" office:value="0.269403">
                <text:p>0.269403</text:p>
              </table:table-cell>
              <table:table-cell office:value-type="float" office:value="0.141198">
                <text:p>0.141198</text:p>
              </table:table-cell>
              <table:table-cell office:value-type="float" office:value="0.283661">
                <text:p>0.283661</text:p>
              </table:table-cell>
              <table:table-cell office:value-type="float" office:value="0.132804">
                <text:p>0.132804</text:p>
              </table:table-cell>
            </table:table-row>
            <table:table-row>
              <table:table-cell office:value-type="float" office:value="1.0395">
                <text:p>1.0395</text:p>
              </table:table-cell>
              <table:table-cell office:value-type="float" office:value="0.2933">
                <text:p>0.2933</text:p>
              </table:table-cell>
              <table:table-cell office:value-type="float" office:value="0.147143">
                <text:p>0.147143</text:p>
              </table:table-cell>
              <table:table-cell office:value-type="float" office:value="0.312349">
                <text:p>0.312349</text:p>
              </table:table-cell>
              <table:table-cell office:value-type="float" office:value="0.134771">
                <text:p>0.134771</text:p>
              </table:table-cell>
            </table:table-row>
            <table:table-row>
              <table:table-cell office:value-type="float" office:value="1.0626">
                <text:p>1.0626</text:p>
              </table:table-cell>
              <table:table-cell office:value-type="float" office:value="0.230228">
                <text:p>0.230228</text:p>
              </table:table-cell>
              <table:table-cell office:value-type="float" office:value="0.111658">
                <text:p>0.111658</text:p>
              </table:table-cell>
              <table:table-cell office:value-type="float" office:value="0.240187">
                <text:p>0.240187</text:p>
              </table:table-cell>
              <table:table-cell office:value-type="float" office:value="0.0949033">
                <text:p>0.0949033</text:p>
              </table:table-cell>
            </table:table-row>
            <table:table-row>
              <table:table-cell office:value-type="float" office:value="1.0857">
                <text:p>1.0857</text:p>
              </table:table-cell>
              <table:table-cell office:value-type="float" office:value="0.232234">
                <text:p>0.232234</text:p>
              </table:table-cell>
              <table:table-cell office:value-type="float" office:value="0.123438">
                <text:p>0.123438</text:p>
              </table:table-cell>
              <table:table-cell office:value-type="float" office:value="0.251161">
                <text:p>0.251161</text:p>
              </table:table-cell>
              <table:table-cell office:value-type="float" office:value="0.113082">
                <text:p>0.113082</text:p>
              </table:table-cell>
            </table:table-row>
            <table:table-row>
              <table:table-cell office:value-type="float" office:value="1.1088">
                <text:p>1.1088</text:p>
              </table:table-cell>
              <table:table-cell office:value-type="float" office:value="0.370553">
                <text:p>0.370553</text:p>
              </table:table-cell>
              <table:table-cell office:value-type="float" office:value="0.195102">
                <text:p>0.195102</text:p>
              </table:table-cell>
              <table:table-cell office:value-type="float" office:value="0.385468">
                <text:p>0.385468</text:p>
              </table:table-cell>
              <table:table-cell office:value-type="float" office:value="0.186939">
                <text:p>0.186939</text:p>
              </table:table-cell>
            </table:table-row>
            <table:table-row>
              <table:table-cell office:value-type="float" office:value="1.1319">
                <text:p>1.1319</text:p>
              </table:table-cell>
              <table:table-cell office:value-type="float" office:value="0.278392">
                <text:p>0.278392</text:p>
              </table:table-cell>
              <table:table-cell office:value-type="float" office:value="0.126968">
                <text:p>0.126968</text:p>
              </table:table-cell>
              <table:table-cell office:value-type="float" office:value="0.287884">
                <text:p>0.287884</text:p>
              </table:table-cell>
              <table:table-cell office:value-type="float" office:value="0.115243">
                <text:p>0.115243</text:p>
              </table:table-cell>
            </table:table-row>
            <table:table-row>
              <table:table-cell office:value-type="float" office:value="1.155">
                <text:p>1.155</text:p>
              </table:table-cell>
              <table:table-cell office:value-type="float" office:value="0.157593">
                <text:p>0.157593</text:p>
              </table:table-cell>
              <table:table-cell office:value-type="float" office:value="0.0802595">
                <text:p>0.0802595</text:p>
              </table:table-cell>
              <table:table-cell office:value-type="float" office:value="0.183795">
                <text:p>0.183795</text:p>
              </table:table-cell>
              <table:table-cell office:value-type="float" office:value="0.0653778">
                <text:p>0.0653778</text:p>
              </table:table-cell>
            </table:table-row>
            <table:table-row>
              <table:table-cell office:value-type="float" office:value="1.1781">
                <text:p>1.1781</text:p>
              </table:table-cell>
              <table:table-cell office:value-type="float" office:value="0.26018">
                <text:p>0.26018</text:p>
              </table:table-cell>
              <table:table-cell office:value-type="float" office:value="0.139307">
                <text:p>0.139307</text:p>
              </table:table-cell>
              <table:table-cell office:value-type="float" office:value="0.281764">
                <text:p>0.281764</text:p>
              </table:table-cell>
              <table:table-cell office:value-type="float" office:value="0.13254">
                <text:p>0.13254</text:p>
              </table:table-cell>
            </table:table-row>
            <table:table-row>
              <table:table-cell office:value-type="float" office:value="1.2012">
                <text:p>1.2012</text:p>
              </table:table-cell>
              <table:table-cell office:value-type="float" office:value="0.342768">
                <text:p>0.342768</text:p>
              </table:table-cell>
              <table:table-cell office:value-type="float" office:value="0.168865">
                <text:p>0.168865</text:p>
              </table:table-cell>
              <table:table-cell office:value-type="float" office:value="0.346414">
                <text:p>0.346414</text:p>
              </table:table-cell>
              <table:table-cell office:value-type="float" office:value="0.163718">
                <text:p>0.163718</text:p>
              </table:table-cell>
            </table:table-row>
            <table:table-row>
              <table:table-cell office:value-type="float" office:value="1.2243">
                <text:p>1.2243</text:p>
              </table:table-cell>
              <table:table-cell office:value-type="float" office:value="0.248191">
                <text:p>0.248191</text:p>
              </table:table-cell>
              <table:table-cell office:value-type="float" office:value="0.124154">
                <text:p>0.124154</text:p>
              </table:table-cell>
              <table:table-cell office:value-type="float" office:value="0.263244">
                <text:p>0.263244</text:p>
              </table:table-cell>
              <table:table-cell office:value-type="float" office:value="0.112019">
                <text:p>0.112019</text:p>
              </table:table-cell>
            </table:table-row>
            <table:table-row>
              <table:table-cell office:value-type="float" office:value="1.2474">
                <text:p>1.2474</text:p>
              </table:table-cell>
              <table:table-cell office:value-type="float" office:value="0.247521">
                <text:p>0.247521</text:p>
              </table:table-cell>
              <table:table-cell office:value-type="float" office:value="0.118863">
                <text:p>0.118863</text:p>
              </table:table-cell>
              <table:table-cell office:value-type="float" office:value="0.265201">
                <text:p>0.265201</text:p>
              </table:table-cell>
              <table:table-cell office:value-type="float" office:value="0.110739">
                <text:p>0.110739</text:p>
              </table:table-cell>
            </table:table-row>
            <table:table-row>
              <table:table-cell office:value-type="float" office:value="1.2705">
                <text:p>1.2705</text:p>
              </table:table-cell>
              <table:table-cell office:value-type="float" office:value="0.261685">
                <text:p>0.261685</text:p>
              </table:table-cell>
              <table:table-cell office:value-type="float" office:value="0.134815">
                <text:p>0.134815</text:p>
              </table:table-cell>
              <table:table-cell office:value-type="float" office:value="0.271011">
                <text:p>0.271011</text:p>
              </table:table-cell>
              <table:table-cell office:value-type="float" office:value="0.1309">
                <text:p>0.1309</text:p>
              </table:table-cell>
            </table:table-row>
            <table:table-row>
              <table:table-cell office:value-type="float" office:value="1.2936">
                <text:p>1.2936</text:p>
              </table:table-cell>
              <table:table-cell office:value-type="float" office:value="0.296096">
                <text:p>0.296096</text:p>
              </table:table-cell>
              <table:table-cell office:value-type="float" office:value="0.144098">
                <text:p>0.144098</text:p>
              </table:table-cell>
              <table:table-cell office:value-type="float" office:value="0.305123">
                <text:p>0.305123</text:p>
              </table:table-cell>
              <table:table-cell office:value-type="float" office:value="0.141277">
                <text:p>0.141277</text:p>
              </table:table-cell>
            </table:table-row>
            <table:table-row>
              <table:table-cell office:value-type="float" office:value="1.3167">
                <text:p>1.3167</text:p>
              </table:table-cell>
              <table:table-cell office:value-type="float" office:value="0.220727">
                <text:p>0.220727</text:p>
              </table:table-cell>
              <table:table-cell office:value-type="float" office:value="0.0910855">
                <text:p>0.0910855</text:p>
              </table:table-cell>
              <table:table-cell office:value-type="float" office:value="0.228102">
                <text:p>0.228102</text:p>
              </table:table-cell>
              <table:table-cell office:value-type="float" office:value="0.0825463">
                <text:p>0.0825463</text:p>
              </table:table-cell>
            </table:table-row>
            <table:table-row>
              <table:table-cell office:value-type="float" office:value="1.3398">
                <text:p>1.3398</text:p>
              </table:table-cell>
              <table:table-cell office:value-type="float" office:value="0.194243">
                <text:p>0.194243</text:p>
              </table:table-cell>
              <table:table-cell office:value-type="float" office:value="0.0942428">
                <text:p>0.0942428</text:p>
              </table:table-cell>
              <table:table-cell office:value-type="float" office:value="0.208636">
                <text:p>0.208636</text:p>
              </table:table-cell>
              <table:table-cell office:value-type="float" office:value="0.0889862">
                <text:p>0.0889862</text:p>
              </table:table-cell>
            </table:table-row>
            <table:table-row>
              <table:table-cell office:value-type="float" office:value="1.3629">
                <text:p>1.3629</text:p>
              </table:table-cell>
              <table:table-cell office:value-type="float" office:value="0.323681">
                <text:p>0.323681</text:p>
              </table:table-cell>
              <table:table-cell office:value-type="float" office:value="0.171226">
                <text:p>0.171226</text:p>
              </table:table-cell>
              <table:table-cell office:value-type="float" office:value="0.334096">
                <text:p>0.334096</text:p>
              </table:table-cell>
              <table:table-cell office:value-type="float" office:value="0.169166">
                <text:p>0.169166</text:p>
              </table:table-cell>
            </table:table-row>
            <table:table-row>
              <table:table-cell office:value-type="float" office:value="1.386">
                <text:p>1.386</text:p>
              </table:table-cell>
              <table:table-cell office:value-type="float" office:value="0.318422">
                <text:p>0.318422</text:p>
              </table:table-cell>
              <table:table-cell office:value-type="float" office:value="0.151168">
                <text:p>0.151168</text:p>
              </table:table-cell>
              <table:table-cell office:value-type="float" office:value="0.318092">
                <text:p>0.318092</text:p>
              </table:table-cell>
              <table:table-cell office:value-type="float" office:value="0.149295">
                <text:p>0.149295</text:p>
              </table:table-cell>
            </table:table-row>
            <table:table-row>
              <table:table-cell office:value-type="float" office:value="1.4091">
                <text:p>1.4091</text:p>
              </table:table-cell>
              <table:table-cell office:value-type="float" office:value="0.195925">
                <text:p>0.195925</text:p>
              </table:table-cell>
              <table:table-cell office:value-type="float" office:value="0.0766719">
                <text:p>0.0766719</text:p>
              </table:table-cell>
              <table:table-cell office:value-type="float" office:value="0.208595">
                <text:p>0.208595</text:p>
              </table:table-cell>
              <table:table-cell office:value-type="float" office:value="0.0697492">
                <text:p>0.0697492</text:p>
              </table:table-cell>
            </table:table-row>
            <table:table-row>
              <table:table-cell office:value-type="float" office:value="1.4322">
                <text:p>1.4322</text:p>
              </table:table-cell>
              <table:table-cell office:value-type="float" office:value="0.219086">
                <text:p>0.219086</text:p>
              </table:table-cell>
              <table:table-cell office:value-type="float" office:value="0.109293">
                <text:p>0.109293</text:p>
              </table:table-cell>
              <table:table-cell office:value-type="float" office:value="0.222583">
                <text:p>0.222583</text:p>
              </table:table-cell>
              <table:table-cell office:value-type="float" office:value="0.105796">
                <text:p>0.105796</text:p>
              </table:table-cell>
            </table:table-row>
            <table:table-row>
              <table:table-cell office:value-type="float" office:value="1.4553">
                <text:p>1.4553</text:p>
              </table:table-cell>
              <table:table-cell office:value-type="float" office:value="0.267873">
                <text:p>0.267873</text:p>
              </table:table-cell>
              <table:table-cell office:value-type="float" office:value="0.139289">
                <text:p>0.139289</text:p>
              </table:table-cell>
              <table:table-cell office:value-type="float" office:value="0.280423">
                <text:p>0.280423</text:p>
              </table:table-cell>
              <table:table-cell office:value-type="float" office:value="0.137074">
                <text:p>0.137074</text:p>
              </table:table-cell>
            </table:table-row>
            <table:table-row>
              <table:table-cell office:value-type="float" office:value="1.4784">
                <text:p>1.4784</text:p>
              </table:table-cell>
              <table:table-cell office:value-type="float" office:value="0.291746">
                <text:p>0.291746</text:p>
              </table:table-cell>
              <table:table-cell office:value-type="float" office:value="0.137641">
                <text:p>0.137641</text:p>
              </table:table-cell>
              <table:table-cell office:value-type="float" office:value="0.29533">
                <text:p>0.29533</text:p>
              </table:table-cell>
              <table:table-cell office:value-type="float" office:value="0.135178">
                <text:p>0.135178</text:p>
              </table:table-cell>
            </table:table-row>
            <table:table-row>
              <table:table-cell office:value-type="float" office:value="1.5015">
                <text:p>1.5015</text:p>
              </table:table-cell>
              <table:table-cell office:value-type="float" office:value="0.182307">
                <text:p>0.182307</text:p>
              </table:table-cell>
              <table:table-cell office:value-type="float" office:value="0.0669698">
                <text:p>0.0669698</text:p>
              </table:table-cell>
              <table:table-cell office:value-type="float" office:value="0.190161">
                <text:p>0.190161</text:p>
              </table:table-cell>
              <table:table-cell office:value-type="float" office:value="0.0638005">
                <text:p>0.0638005</text:p>
              </table:table-cell>
            </table:table-row>
            <table:table-row>
              <table:table-cell office:value-type="float" office:value="1.5246">
                <text:p>1.5246</text:p>
              </table:table-cell>
              <table:table-cell office:value-type="float" office:value="0.208156">
                <text:p>0.208156</text:p>
              </table:table-cell>
              <table:table-cell office:value-type="float" office:value="0.0990609">
                <text:p>0.0990609</text:p>
              </table:table-cell>
              <table:table-cell office:value-type="float" office:value="0.221279">
                <text:p>0.221279</text:p>
              </table:table-cell>
              <table:table-cell office:value-type="float" office:value="0.0963592">
                <text:p>0.0963592</text:p>
              </table:table-cell>
            </table:table-row>
            <table:table-row>
              <table:table-cell office:value-type="float" office:value="1.5477">
                <text:p>1.5477</text:p>
              </table:table-cell>
              <table:table-cell office:value-type="float" office:value="0.217363">
                <text:p>0.217363</text:p>
              </table:table-cell>
              <table:table-cell office:value-type="float" office:value="0.10855">
                <text:p>0.10855</text:p>
              </table:table-cell>
              <table:table-cell office:value-type="float" office:value="0.223124">
                <text:p>0.223124</text:p>
              </table:table-cell>
              <table:table-cell office:value-type="float" office:value="0.106717">
                <text:p>0.106717</text:p>
              </table:table-cell>
            </table:table-row>
            <table:table-row>
              <table:table-cell office:value-type="float" office:value="1.5708">
                <text:p>1.5708</text:p>
              </table:table-cell>
              <table:table-cell office:value-type="float" office:value="0.304338">
                <text:p>0.304338</text:p>
              </table:table-cell>
              <table:table-cell office:value-type="float" office:value="0.159865">
                <text:p>0.159865</text:p>
              </table:table-cell>
              <table:table-cell office:value-type="float" office:value="0.310984">
                <text:p>0.310984</text:p>
              </table:table-cell>
              <table:table-cell office:value-type="float" office:value="0.157999">
                <text:p>0.157999</text:p>
              </table:table-cell>
            </table:table-row>
            <table:table-row>
              <table:table-cell office:value-type="float" office:value="1.5939">
                <text:p>1.5939</text:p>
              </table:table-cell>
              <table:table-cell office:value-type="float" office:value="0.227733">
                <text:p>0.227733</text:p>
              </table:table-cell>
              <table:table-cell office:value-type="float" office:value="0.0919616">
                <text:p>0.0919616</text:p>
              </table:table-cell>
              <table:table-cell office:value-type="float" office:value="0.232075">
                <text:p>0.232075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float" office:value="1.617">
                <text:p>1.617</text:p>
              </table:table-cell>
              <table:table-cell office:value-type="float" office:value="0.11861">
                <text:p>0.11861</text:p>
              </table:table-cell>
              <table:table-cell office:value-type="float" office:value="0.0341334">
                <text:p>0.0341334</text:p>
              </table:table-cell>
              <table:table-cell office:value-type="float" office:value="0.127026">
                <text:p>0.127026</text:p>
              </table:table-cell>
              <table:table-cell office:value-type="float" office:value="0.0316397">
                <text:p>0.0316397</text:p>
              </table:table-cell>
            </table:table-row>
            <table:table-row>
              <table:table-cell office:value-type="float" office:value="1.6401">
                <text:p>1.6401</text:p>
              </table:table-cell>
              <table:table-cell office:value-type="float" office:value="0.205809">
                <text:p>0.205809</text:p>
              </table:table-cell>
              <table:table-cell office:value-type="float" office:value="0.108204">
                <text:p>0.108204</text:p>
              </table:table-cell>
              <table:table-cell office:value-type="float" office:value="0.214575">
                <text:p>0.214575</text:p>
              </table:table-cell>
              <table:table-cell office:value-type="float" office:value="0.106503">
                <text:p>0.106503</text:p>
              </table:table-cell>
            </table:table-row>
            <table:table-row>
              <table:table-cell office:value-type="float" office:value="1.6632">
                <text:p>1.6632</text:p>
              </table:table-cell>
              <table:table-cell office:value-type="float" office:value="0.282097">
                <text:p>0.282097</text:p>
              </table:table-cell>
              <table:table-cell office:value-type="float" office:value="0.143041">
                <text:p>0.143041</text:p>
              </table:table-cell>
              <table:table-cell office:value-type="float" office:value="0.283383">
                <text:p>0.283383</text:p>
              </table:table-cell>
              <table:table-cell office:value-type="float" office:value="0.142784">
                <text:p>0.142784</text:p>
              </table:table-cell>
            </table:table-row>
            <table:table-row>
              <table:table-cell office:value-type="float" office:value="1.6863">
                <text:p>1.6863</text:p>
              </table:table-cell>
              <table:table-cell office:value-type="float" office:value="0.271136">
                <text:p>0.271136</text:p>
              </table:table-cell>
              <table:table-cell office:value-type="float" office:value="0.126225">
                <text:p>0.126225</text:p>
              </table:table-cell>
              <table:table-cell office:value-type="float" office:value="0.27192">
                <text:p>0.27192</text:p>
              </table:table-cell>
              <table:table-cell office:value-type="float" office:value="0.125441">
                <text:p>0.125441</text:p>
              </table:table-cell>
            </table:table-row>
            <table:table-row>
              <table:table-cell office:value-type="float" office:value="1.7094">
                <text:p>1.7094</text:p>
              </table:table-cell>
              <table:table-cell office:value-type="float" office:value="0.186517">
                <text:p>0.186517</text:p>
              </table:table-cell>
              <table:table-cell office:value-type="float" office:value="0.0783343">
                <text:p>0.0783343</text:p>
              </table:table-cell>
              <table:table-cell office:value-type="float" office:value="0.194671">
                <text:p>0.194671</text:p>
              </table:table-cell>
              <table:table-cell office:value-type="float" office:value="0.0765871">
                <text:p>0.0765871</text:p>
              </table:table-cell>
            </table:table-row>
            <table:table-row>
              <table:table-cell office:value-type="float" office:value="1.7325">
                <text:p>1.7325</text:p>
              </table:table-cell>
              <table:table-cell office:value-type="float" office:value="0.139714">
                <text:p>0.139714</text:p>
              </table:table-cell>
              <table:table-cell office:value-type="float" office:value="0.056217">
                <text:p>0.056217</text:p>
              </table:table-cell>
              <table:table-cell office:value-type="float" office:value="0.144687">
                <text:p>0.144687</text:p>
              </table:table-cell>
              <table:table-cell office:value-type="float" office:value="0.055162">
                <text:p>0.055162</text:p>
              </table:table-cell>
            </table:table-row>
            <table:table-row>
              <table:table-cell office:value-type="float" office:value="1.7556">
                <text:p>1.7556</text:p>
              </table:table-cell>
              <table:table-cell office:value-type="float" office:value="0.18155">
                <text:p>0.18155</text:p>
              </table:table-cell>
              <table:table-cell office:value-type="float" office:value="0.079262">
                <text:p>0.079262</text:p>
              </table:table-cell>
              <table:table-cell office:value-type="float" office:value="0.184502">
                <text:p>0.184502</text:p>
              </table:table-cell>
              <table:table-cell office:value-type="float" office:value="0.0786716">
                <text:p>0.0786716</text:p>
              </table:table-cell>
            </table:table-row>
            <table:table-row>
              <table:table-cell office:value-type="float" office:value="1.7787">
                <text:p>1.7787</text:p>
              </table:table-cell>
              <table:table-cell office:value-type="float" office:value="0.188819">
                <text:p>0.188819</text:p>
              </table:table-cell>
              <table:table-cell office:value-type="float" office:value="0.0965655">
                <text:p>0.0965655</text:p>
              </table:table-cell>
              <table:table-cell office:value-type="float" office:value="0.192823">
                <text:p>0.192823</text:p>
              </table:table-cell>
              <table:table-cell office:value-type="float" office:value="0.0965655">
                <text:p>0.0965655</text:p>
              </table:table-cell>
            </table:table-row>
            <table:table-row>
              <table:table-cell office:value-type="float" office:value="1.8018">
                <text:p>1.8018</text:p>
              </table:table-cell>
              <table:table-cell office:value-type="float" office:value="0.239046">
                <text:p>0.239046</text:p>
              </table:table-cell>
              <table:table-cell office:value-type="float" office:value="0.118727">
                <text:p>0.118727</text:p>
              </table:table-cell>
              <table:table-cell office:value-type="float" office:value="0.241215">
                <text:p>0.241215</text:p>
              </table:table-cell>
              <table:table-cell office:value-type="float" office:value="0.118004">
                <text:p>0.118004</text:p>
              </table:table-cell>
            </table:table-row>
            <table:table-row>
              <table:table-cell office:value-type="float" office:value="1.8249">
                <text:p>1.8249</text:p>
              </table:table-cell>
              <table:table-cell office:value-type="float" office:value="0.223744">
                <text:p>0.223744</text:p>
              </table:table-cell>
              <table:table-cell office:value-type="float" office:value="0.0960426">
                <text:p>0.0960426</text:p>
              </table:table-cell>
              <table:table-cell office:value-type="float" office:value="0.22481">
                <text:p>0.22481</text:p>
              </table:table-cell>
              <table:table-cell office:value-type="float" office:value="0.0957382">
                <text:p>0.0957382</text:p>
              </table:table-cell>
            </table:table-row>
            <table:table-row>
              <table:table-cell office:value-type="float" office:value="1.848">
                <text:p>1.848</text:p>
              </table:table-cell>
              <table:table-cell office:value-type="float" office:value="0.170776">
                <text:p>0.170776</text:p>
              </table:table-cell>
              <table:table-cell office:value-type="float" office:value="0.0710807">
                <text:p>0.0710807</text:p>
              </table:table-cell>
              <table:table-cell office:value-type="float" office:value="0.176408">
                <text:p>0.176408</text:p>
              </table:table-cell>
              <table:table-cell office:value-type="float" office:value="0.0707763">
                <text:p>0.0707763</text:p>
              </table:table-cell>
            </table:table-row>
            <table:table-row>
              <table:table-cell office:value-type="float" office:value="1.8711">
                <text:p>1.8711</text:p>
              </table:table-cell>
              <table:table-cell office:value-type="float" office:value="0.101834">
                <text:p>0.101834</text:p>
              </table:table-cell>
              <table:table-cell office:value-type="float" office:value="0.0325797">
                <text:p>0.0325797</text:p>
              </table:table-cell>
              <table:table-cell office:value-type="float" office:value="0.110201">
                <text:p>0.110201</text:p>
              </table:table-cell>
              <table:table-cell office:value-type="float" office:value="0.0320456">
                <text:p>0.0320456</text:p>
              </table:table-cell>
            </table:table-row>
            <table:table-row>
              <table:table-cell office:value-type="float" office:value="1.8942">
                <text:p>1.8942</text:p>
              </table:table-cell>
              <table:table-cell office:value-type="float" office:value="0.145566">
                <text:p>0.145566</text:p>
              </table:table-cell>
              <table:table-cell office:value-type="float" office:value="0.0775671">
                <text:p>0.0775671</text:p>
              </table:table-cell>
              <table:table-cell office:value-type="float" office:value="0.145908">
                <text:p>0.145908</text:p>
              </table:table-cell>
              <table:table-cell office:value-type="float" office:value="0.0772254">
                <text:p>0.0772254</text:p>
              </table:table-cell>
            </table:table-row>
            <table:table-row>
              <table:table-cell office:value-type="float" office:value="1.9173">
                <text:p>1.9173</text:p>
              </table:table-cell>
              <table:table-cell office:value-type="float" office:value="0.222385">
                <text:p>0.222385</text:p>
              </table:table-cell>
              <table:table-cell office:value-type="float" office:value="0.114522">
                <text:p>0.114522</text:p>
              </table:table-cell>
              <table:table-cell office:value-type="float" office:value="0.227583">
                <text:p>0.227583</text:p>
              </table:table-cell>
              <table:table-cell office:value-type="float" office:value="0.114198">
                <text:p>0.114198</text:p>
              </table:table-cell>
            </table:table-row>
            <table:table-row>
              <table:table-cell office:value-type="float" office:value="1.9404">
                <text:p>1.9404</text:p>
              </table:table-cell>
              <table:table-cell office:value-type="float" office:value="0.230828">
                <text:p>0.230828</text:p>
              </table:table-cell>
              <table:table-cell office:value-type="float" office:value="0.107608">
                <text:p>0.107608</text:p>
              </table:table-cell>
              <table:table-cell office:value-type="float" office:value="0.230369">
                <text:p>0.230369</text:p>
              </table:table-cell>
              <table:table-cell office:value-type="float" office:value="0.107608">
                <text:p>0.107608</text:p>
              </table:table-cell>
            </table:table-row>
            <table:table-row>
              <table:table-cell office:value-type="float" office:value="1.9635">
                <text:p>1.9635</text:p>
              </table:table-cell>
              <table:table-cell office:value-type="float" office:value="0.134511">
                <text:p>0.134511</text:p>
              </table:table-cell>
              <table:table-cell office:value-type="float" office:value="0.0407609">
                <text:p>0.0407609</text:p>
              </table:table-cell>
              <table:table-cell office:value-type="float" office:value="0.138199">
                <text:p>0.138199</text:p>
              </table:table-cell>
              <table:table-cell office:value-type="float" office:value="0.0403727">
                <text:p>0.0403727</text:p>
              </table:table-cell>
            </table:table-row>
            <table:table-row>
              <table:table-cell office:value-type="float" office:value="1.9866">
                <text:p>1.9866</text:p>
              </table:table-cell>
              <table:table-cell office:value-type="float" office:value="0.0603935">
                <text:p>0.0603935</text:p>
              </table:table-cell>
              <table:table-cell office:value-type="float" office:value="0.00720826">
                <text:p>0.00720826</text:p>
              </table:table-cell>
              <table:table-cell office:value-type="float" office:value="0.0640951">
                <text:p>0.0640951</text:p>
              </table:table-cell>
              <table:table-cell office:value-type="float" office:value="0.00720826">
                <text:p>0.00720826</text:p>
              </table:table-cell>
            </table:table-row>
            <table:table-row>
              <table:table-cell office:value-type="float" office:value="2.0097">
                <text:p>2.0097</text:p>
              </table:table-cell>
              <table:table-cell office:value-type="float" office:value="0.120226">
                <text:p>0.120226</text:p>
              </table:table-cell>
              <table:table-cell office:value-type="float" office:value="0.0629384">
                <text:p>0.0629384</text:p>
              </table:table-cell>
              <table:table-cell office:value-type="float" office:value="0.122369">
                <text:p>0.122369</text:p>
              </table:table-cell>
              <table:table-cell office:value-type="float" office:value="0.0629384">
                <text:p>0.0629384</text:p>
              </table:table-cell>
            </table:table-row>
            <table:table-row>
              <table:table-cell office:value-type="float" office:value="2.0328">
                <text:p>2.0328</text:p>
              </table:table-cell>
              <table:table-cell office:value-type="float" office:value="0.155967">
                <text:p>0.155967</text:p>
              </table:table-cell>
              <table:table-cell office:value-type="float" office:value="0.0934668">
                <text:p>0.0934668</text:p>
              </table:table-cell>
              <table:table-cell office:value-type="float" office:value="0.158799">
                <text:p>0.158799</text:p>
              </table:table-cell>
              <table:table-cell office:value-type="float" office:value="0.0934668">
                <text:p>0.0934668</text:p>
              </table:table-cell>
            </table:table-row>
            <table:table-row>
              <table:table-cell office:value-type="float" office:value="2.0559">
                <text:p>2.0559</text:p>
              </table:table-cell>
              <table:table-cell office:value-type="float" office:value="0.237513">
                <text:p>0.237513</text:p>
              </table:table-cell>
              <table:table-cell office:value-type="float" office:value="0.113726">
                <text:p>0.113726</text:p>
              </table:table-cell>
              <table:table-cell office:value-type="float" office:value="0.238232">
                <text:p>0.238232</text:p>
              </table:table-cell>
              <table:table-cell office:value-type="float" office:value="0.113726">
                <text:p>0.113726</text:p>
              </table:table-cell>
            </table:table-row>
            <table:table-row>
              <table:table-cell office:value-type="float" office:value="2.079">
                <text:p>2.079</text:p>
              </table:table-cell>
              <table:table-cell office:value-type="float" office:value="0.142452">
                <text:p>0.142452</text:p>
              </table:table-cell>
              <table:table-cell office:value-type="float" office:value="0.0532173">
                <text:p>0.0532173</text:p>
              </table:table-cell>
              <table:table-cell office:value-type="float" office:value="0.145285">
                <text:p>0.145285</text:p>
              </table:table-cell>
              <table:table-cell office:value-type="float" office:value="0.0532173">
                <text:p>0.0532173</text:p>
              </table:table-cell>
            </table:table-row>
            <table:table-row>
              <table:table-cell office:value-type="float" office:value="2.1021">
                <text:p>2.1021</text:p>
              </table:table-cell>
              <table:table-cell office:value-type="float" office:value="0.0797802">
                <text:p>0.0797802</text:p>
              </table:table-cell>
              <table:table-cell office:value-type="float" office:value="0.0112088">
                <text:p>0.0112088</text:p>
              </table:table-cell>
              <table:table-cell office:value-type="float" office:value="0.0802198">
                <text:p>0.0802198</text:p>
              </table:table-cell>
              <table:table-cell office:value-type="float" office:value="0.0112088">
                <text:p>0.0112088</text:p>
              </table:table-cell>
            </table:table-row>
            <table:table-row>
              <table:table-cell office:value-type="float" office:value="2.1252">
                <text:p>2.1252</text:p>
              </table:table-cell>
              <table:table-cell office:value-type="float" office:value="0.0288004">
                <text:p>0.0288004</text:p>
              </table:table-cell>
              <table:table-cell office:value-type="float" office:value="0.00150263">
                <text:p>0.00150263</text:p>
              </table:table-cell>
              <table:table-cell office:value-type="float" office:value="0.0305535">
                <text:p>0.0305535</text:p>
              </table:table-cell>
              <table:table-cell office:value-type="float" office:value="0.00150263">
                <text:p>0.00150263</text:p>
              </table:table-cell>
            </table:table-row>
            <table:table-row>
              <table:table-cell office:value-type="float" office:value="2.1483">
                <text:p>2.1483</text:p>
              </table:table-cell>
              <table:table-cell office:value-type="float" office:value="0.0733924">
                <text:p>0.0733924</text:p>
              </table:table-cell>
              <table:table-cell office:value-type="float" office:value="0.0454442">
                <text:p>0.0454442</text:p>
              </table:table-cell>
              <table:table-cell office:value-type="float" office:value="0.0774824">
                <text:p>0.0774824</text:p>
              </table:table-cell>
              <table:table-cell office:value-type="float" office:value="0.0454442">
                <text:p>0.0454442</text:p>
              </table:table-cell>
            </table:table-row>
            <table:table-row>
              <table:table-cell office:value-type="float" office:value="2.1714">
                <text:p>2.1714</text:p>
              </table:table-cell>
              <table:table-cell office:value-type="float" office:value="0.207441">
                <text:p>0.207441</text:p>
              </table:table-cell>
              <table:table-cell office:value-type="float" office:value="0.113074">
                <text:p>0.113074</text:p>
              </table:table-cell>
              <table:table-cell office:value-type="float" office:value="0.207026">
                <text:p>0.207026</text:p>
              </table:table-cell>
              <table:table-cell office:value-type="float" office:value="0.113074">
                <text:p>0.113074</text:p>
              </table:table-cell>
            </table:table-row>
            <table:table-row>
              <table:table-cell office:value-type="float" office:value="2.1945">
                <text:p>2.1945</text:p>
              </table:table-cell>
              <table:table-cell office:value-type="float" office:value="0.146467">
                <text:p>0.146467</text:p>
              </table:table-cell>
              <table:table-cell office:value-type="float" office:value="0.0625613">
                <text:p>0.0625613</text:p>
              </table:table-cell>
              <table:table-cell office:value-type="float" office:value="0.146467">
                <text:p>0.146467</text:p>
              </table:table-cell>
              <table:table-cell office:value-type="float" office:value="0.0625613">
                <text:p>0.0625613</text:p>
              </table:table-cell>
            </table:table-row>
            <table:table-row>
              <table:table-cell office:value-type="float" office:value="2.2176">
                <text:p>2.2176</text:p>
              </table:table-cell>
              <table:table-cell office:value-type="float" office:value="0.0866103">
                <text:p>0.0866103</text:p>
              </table:table-cell>
              <table:table-cell office:value-type="float" office:value="0.0171727">
                <text:p>0.0171727</text:p>
              </table:table-cell>
              <table:table-cell office:value-type="float" office:value="0.0881035">
                <text:p>0.0881035</text:p>
              </table:table-cell>
              <table:table-cell office:value-type="float" office:value="0.0171727">
                <text:p>0.0171727</text:p>
              </table:table-cell>
            </table:table-row>
            <table:table-row>
              <table:table-cell office:value-type="float" office:value="2.2407">
                <text:p>2.2407</text:p>
              </table:table-cell>
              <table:table-cell office:value-type="float" office:value="0.0255188">
                <text:p>0.0255188</text:p>
              </table:table-cell>
              <table:table-cell office:value-type="float" office:value="0.00168256">
                <text:p>0.00168256</text:p>
              </table:table-cell>
              <table:table-cell office:value-type="float" office:value="0.0286035">
                <text:p>0.0286035</text:p>
              </table:table-cell>
              <table:table-cell office:value-type="float" office:value="0.00168256">
                <text:p>0.00168256</text:p>
              </table:table-cell>
            </table:table-row>
            <table:table-row>
              <table:table-cell office:value-type="float" office:value="2.2638">
                <text:p>2.2638</text:p>
              </table:table-cell>
              <table:table-cell office:value-type="float" office:value="0.0134146">
                <text:p>0.0134146</text:p>
              </table:table-cell>
              <table:table-cell office:value-type="float" office:value="0">
                <text:p>0</text:p>
              </table:table-cell>
              <table:table-cell office:value-type="float" office:value="0.0158537">
                <text:p>0.0158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869">
                <text:p>2.2869</text:p>
              </table:table-cell>
              <table:table-cell office:value-type="float" office:value="0.113557">
                <text:p>0.113557</text:p>
              </table:table-cell>
              <table:table-cell office:value-type="float" office:value="0.0700671">
                <text:p>0.0700671</text:p>
              </table:table-cell>
              <table:table-cell office:value-type="float" office:value="0.115705">
                <text:p>0.115705</text:p>
              </table:table-cell>
              <table:table-cell office:value-type="float" office:value="0.0700671">
                <text:p>0.0700671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0.120033">
                <text:p>0.120033</text:p>
              </table:table-cell>
              <table:table-cell office:value-type="float" office:value="0.0583495">
                <text:p>0.0583495</text:p>
              </table:table-cell>
              <table:table-cell office:value-type="float" office:value="0.120033">
                <text:p>0.120033</text:p>
              </table:table-cell>
              <table:table-cell office:value-type="float" office:value="0.0583495">
                <text:p>0.0583495</text:p>
              </table:table-cell>
            </table:table-row>
            <table:table-row>
              <table:table-cell office:value-type="float" office:value="2.3331">
                <text:p>2.3331</text:p>
              </table:table-cell>
              <table:table-cell office:value-type="float" office:value="0.0700637">
                <text:p>0.0700637</text:p>
              </table:table-cell>
              <table:table-cell office:value-type="float" office:value="0.0226115">
                <text:p>0.0226115</text:p>
              </table:table-cell>
              <table:table-cell office:value-type="float" office:value="0.0700637">
                <text:p>0.0700637</text:p>
              </table:table-cell>
              <table:table-cell office:value-type="float" office:value="0.0226115">
                <text:p>0.0226115</text:p>
              </table:table-cell>
            </table:table-row>
            <table:table-row>
              <table:table-cell office:value-type="float" office:value="2.3562">
                <text:p>2.3562</text:p>
              </table:table-cell>
              <table:table-cell office:value-type="float" office:value="0.0361073">
                <text:p>0.0361073</text:p>
              </table:table-cell>
              <table:table-cell office:value-type="float" office:value="0.00240715">
                <text:p>0.00240715</text:p>
              </table:table-cell>
              <table:table-cell office:value-type="float" office:value="0.0354195">
                <text:p>0.0354195</text:p>
              </table:table-cell>
              <table:table-cell office:value-type="float" office:value="0.00240715">
                <text:p>0.00240715</text:p>
              </table:table-cell>
            </table:table-row>
            <table:table-row>
              <table:table-cell office:value-type="float" office:value="2.3793">
                <text:p>2.3793</text:p>
              </table:table-cell>
              <table:table-cell office:value-type="float" office:value="0.0141002">
                <text:p>0.0141002</text:p>
              </table:table-cell>
              <table:table-cell office:value-type="float" office:value="0">
                <text:p>0</text:p>
              </table:table-cell>
              <table:table-cell office:value-type="float" office:value="0.0159555">
                <text:p>0.0159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024">
                <text:p>2.4024</text:p>
              </table:table-cell>
              <table:table-cell office:value-type="float" office:value="0.0188411">
                <text:p>0.0188411</text:p>
              </table:table-cell>
              <table:table-cell office:value-type="float" office:value="0.0117312">
                <text:p>0.0117312</text:p>
              </table:table-cell>
              <table:table-cell office:value-type="float" office:value="0.0191966">
                <text:p>0.0191966</text:p>
              </table:table-cell>
              <table:table-cell office:value-type="float" office:value="0.0117312">
                <text:p>0.0117312</text:p>
              </table:table-cell>
            </table:table-row>
            <table:table-row>
              <table:table-cell office:value-type="float" office:value="2.4255">
                <text:p>2.4255</text:p>
              </table:table-cell>
              <table:table-cell office:value-type="float" office:value="0.079895">
                <text:p>0.079895</text:p>
              </table:table-cell>
              <table:table-cell office:value-type="float" office:value="0.0435109">
                <text:p>0.0435109</text:p>
              </table:table-cell>
              <table:table-cell office:value-type="float" office:value="0.0802701">
                <text:p>0.0802701</text:p>
              </table:table-cell>
              <table:table-cell office:value-type="float" office:value="0.0435109">
                <text:p>0.0435109</text:p>
              </table:table-cell>
            </table:table-row>
            <table:table-row>
              <table:table-cell office:value-type="float" office:value="2.4486">
                <text:p>2.4486</text:p>
              </table:table-cell>
              <table:table-cell office:value-type="float" office:value="0.0394684">
                <text:p>0.0394684</text:p>
              </table:table-cell>
              <table:table-cell office:value-type="float" office:value="0.0161095">
                <text:p>0.0161095</text:p>
              </table:table-cell>
              <table:table-cell office:value-type="float" office:value="0.0406766">
                <text:p>0.0406766</text:p>
              </table:table-cell>
              <table:table-cell office:value-type="float" office:value="0.0161095">
                <text:p>0.0161095</text:p>
              </table:table-cell>
            </table:table-row>
            <table:table-row>
              <table:table-cell office:value-type="float" office:value="2.4717">
                <text:p>2.4717</text:p>
              </table:table-cell>
              <table:table-cell office:value-type="float" office:value="0.0207987">
                <text:p>0.0207987</text:p>
              </table:table-cell>
              <table:table-cell office:value-type="float" office:value="0.00374376">
                <text:p>0.00374376</text:p>
              </table:table-cell>
              <table:table-cell office:value-type="float" office:value="0.0220466">
                <text:p>0.0220466</text:p>
              </table:table-cell>
              <table:table-cell office:value-type="float" office:value="0.00374376">
                <text:p>0.00374376</text:p>
              </table:table-cell>
            </table:table-row>
            <table:table-row>
              <table:table-cell office:value-type="float" office:value="2.4948">
                <text:p>2.4948</text:p>
              </table:table-cell>
              <table:table-cell office:value-type="float" office:value="0.0107931">
                <text:p>0.0107931</text:p>
              </table:table-cell>
              <table:table-cell office:value-type="float" office:value="0">
                <text:p>0</text:p>
              </table:table-cell>
              <table:table-cell office:value-type="float" office:value="0.0103238">
                <text:p>0.0103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179">
                <text:p>2.5179</text:p>
              </table:table-cell>
              <table:table-cell office:value-type="float" office:value="0.00447094">
                <text:p>0.00447094</text:p>
              </table:table-cell>
              <table:table-cell office:value-type="float" office:value="0">
                <text:p>0</text:p>
              </table:table-cell>
              <table:table-cell office:value-type="float" office:value="0.00496771">
                <text:p>0.00496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41">
                <text:p>2.541</text:p>
              </table:table-cell>
              <table:table-cell office:value-type="float" office:value="0.0014742">
                <text:p>0.0014742</text:p>
              </table:table-cell>
              <table:table-cell office:value-type="float" office:value="0">
                <text:p>0</text:p>
              </table:table-cell>
              <table:table-cell office:value-type="float" office:value="0.0019656">
                <text:p>0.0019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641">
                <text:p>2.5641</text:p>
              </table:table-cell>
              <table:table-cell office:value-type="float" office:value="0.00220751">
                <text:p>0.00220751</text:p>
              </table:table-cell>
              <table:table-cell office:value-type="float" office:value="0">
                <text:p>0</text:p>
              </table:table-cell>
              <table:table-cell office:value-type="float" office:value="0.00165563">
                <text:p>0.00165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872">
                <text:p>2.5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103">
                <text:p>2.6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334">
                <text:p>2.6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565">
                <text:p>2.6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796">
                <text:p>2.6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027">
                <text:p>2.7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258">
                <text:p>2.7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489">
                <text:p>2.7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72">
                <text:p>2.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951">
                <text:p>2.7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182">
                <text:p>2.8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413">
                <text:p>2.8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644">
                <text:p>2.8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875">
                <text:p>2.8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106">
                <text:p>2.9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337">
                <text:p>2.9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568">
                <text:p>2.9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799">
                <text:p>2.9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03">
                <text:p>3.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261">
                <text:p>3.0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492">
                <text:p>3.0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723">
                <text:p>3.07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954">
                <text:p>3.0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185">
                <text:p>3.1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416">
                <text:p>3.1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647">
                <text:p>3.1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878">
                <text:p>3.1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109">
                <text:p>3.2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34">
                <text:p>3.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571">
                <text:p>3.2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802">
                <text:p>3.2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033">
                <text:p>3.3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264">
                <text:p>3.3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495">
                <text:p>3.3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726">
                <text:p>3.3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957">
                <text:p>3.3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188">
                <text:p>3.4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419">
                <text:p>3.4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65">
                <text:p>3.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881">
                <text:p>3.4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112">
                <text:p>3.5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343">
                <text:p>3.5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574">
                <text:p>3.5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805">
                <text:p>3.5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036">
                <text:p>3.6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267">
                <text:p>3.6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498">
                <text:p>3.6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729">
                <text:p>3.6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96">
                <text:p>3.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191">
                <text:p>3.7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422">
                <text:p>3.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653">
                <text:p>3.7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884">
                <text:p>3.7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115">
                <text:p>3.8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346">
                <text:p>3.8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577">
                <text:p>3.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808">
                <text:p>3.8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039">
                <text:p>3.9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27">
                <text:p>3.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501">
                <text:p>3.9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732">
                <text:p>3.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